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writing-mode="lr-tb">
        <style:background-image/>
      </style:table-cell-properties>
    </style:style>
    <style:style style:name="Table2" style:family="table">
      <style:table-properties style:width="6.6868in" fo:margin-left="-0.07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writing-mode="lr-tb">
        <style:background-image/>
      </style:table-cell-properties>
    </style:style>
    <style:style style:name="Table3" style:family="table">
      <style:table-properties style:width="6.6868in" fo:margin-left="-0.07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writing-mode="lr-tb">
        <style:background-image/>
      </style:table-cell-properties>
    </style:style>
    <style:style style:name="Table4" style:family="table">
      <style:table-properties style:width="6.6868in" fo:margin-left="-0.07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writing-mode="lr-tb">
        <style:background-image/>
      </style:table-cell-properties>
    </style:style>
    <style:style style:name="Table5" style:family="table">
      <style:table-properties style:width="6.6868in" fo:margin-left="-0.07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writing-mode="lr-tb">
        <style:background-image/>
      </style:table-cell-properties>
    </style:style>
    <style:style style:name="Table6" style:family="table">
      <style:table-properties style:width="6.6868in" fo:margin-left="-0.075in" fo:margin-top="0in" fo:margin-bottom="0in" table:align="left" style:writing-mode="lr-tb"/>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writing-mode="lr-tb">
        <style:background-image/>
      </style:table-cell-properties>
    </style:style>
    <style:style style:name="Table7" style:family="table">
      <style:table-properties style:width="6.6771in" fo:margin-left="-0.075in" fo:margin-top="0in" fo:margin-bottom="0in" table:align="left" style:writing-mode="lr-tb"/>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writing-mode="lr-tb">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writing-mode="lr-tb">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writing-mode="lr-tb">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writing-mode="lr-tb">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writing-mode="lr-tb"/>
    </style:style>
    <style:style style:name="Table7.B3" style:family="table-cell">
      <style:table-cell-properties fo:padding-left="0.075in" fo:padding-right="0.075in" fo:padding-top="0in" fo:padding-bottom="0in" fo:border-left="0.5pt solid #d9d9d9" fo:border-right="none" fo:border-top="none" fo:border-bottom="none" style:writing-mode="lr-tb"/>
    </style:style>
    <style:style style:name="Table7.A4" style:family="table-cell">
      <style:table-cell-properties fo:padding-left="0.075in" fo:padding-right="0.075in" fo:padding-top="0in" fo:padding-bottom="0in" fo:border-left="none" fo:border-right="0.5pt solid #d9d9d9" fo:border-top="none" fo:border-bottom="none" style:writing-mode="lr-tb"/>
    </style:style>
    <style:style style:name="Table7.B4" style:family="table-cell">
      <style:table-cell-properties fo:padding-left="0.075in" fo:padding-right="0.075in" fo:padding-top="0in" fo:padding-bottom="0in" fo:border-left="0.5pt solid #d9d9d9" fo:border-right="none" fo:border-top="none" fo:border-bottom="none" style:writing-mode="lr-tb"/>
    </style:style>
    <style:style style:name="Table7.A5" style:family="table-cell">
      <style:table-cell-properties fo:padding-left="0.075in" fo:padding-right="0.075in" fo:padding-top="0in" fo:padding-bottom="0in" fo:border-left="none" fo:border-right="0.5pt solid #d9d9d9" fo:border-top="none" fo:border-bottom="none" style:writing-mode="lr-tb"/>
    </style:style>
    <style:style style:name="Table7.B5" style:family="table-cell">
      <style:table-cell-properties fo:padding-left="0.075in" fo:padding-right="0.075in" fo:padding-top="0in" fo:padding-bottom="0in" fo:border-left="0.5pt solid #d9d9d9" fo:border-right="none" fo:border-top="none" fo:border-bottom="none" style:writing-mode="lr-tb"/>
    </style:style>
    <style:style style:name="Table7.A6" style:family="table-cell">
      <style:table-cell-properties fo:padding-left="0.075in" fo:padding-right="0.075in" fo:padding-top="0in" fo:padding-bottom="0in" fo:border-left="none" fo:border-right="0.5pt solid #d9d9d9" fo:border-top="none" fo:border-bottom="none" style:writing-mode="lr-tb"/>
    </style:style>
    <style:style style:name="Table7.B6" style:family="table-cell">
      <style:table-cell-properties fo:padding-left="0.075in" fo:padding-right="0.075in" fo:padding-top="0in" fo:padding-bottom="0in" fo:border-left="0.5pt solid #d9d9d9" fo:border-right="none" fo:border-top="none" fo:border-bottom="none" style:writing-mode="lr-tb"/>
    </style:style>
    <style:style style:name="Table7.A7" style:family="table-cell">
      <style:table-cell-properties fo:padding-left="0.075in" fo:padding-right="0.075in" fo:padding-top="0in" fo:padding-bottom="0in" fo:border-left="none" fo:border-right="0.5pt solid #d9d9d9" fo:border-top="none" fo:border-bottom="none" style:writing-mode="lr-tb"/>
    </style:style>
    <style:style style:name="Table7.B7" style:family="table-cell">
      <style:table-cell-properties fo:padding-left="0.075in" fo:padding-right="0.075in" fo:padding-top="0in" fo:padding-bottom="0in" fo:border-left="0.5pt solid #d9d9d9" fo:border-right="none" fo:border-top="none" fo:border-bottom="none" style:writing-mode="lr-tb"/>
    </style:style>
    <style:style style:name="Table7.A8" style:family="table-cell">
      <style:table-cell-properties fo:padding-left="0.075in" fo:padding-right="0.075in" fo:padding-top="0in" fo:padding-bottom="0in" fo:border-left="none" fo:border-right="0.5pt solid #d9d9d9" fo:border-top="none" fo:border-bottom="none" style:writing-mode="lr-tb"/>
    </style:style>
    <style:style style:name="Table7.B8" style:family="table-cell">
      <style:table-cell-properties fo:padding-left="0.075in" fo:padding-right="0.075in" fo:padding-top="0in" fo:padding-bottom="0in" fo:border-left="0.5pt solid #d9d9d9" fo:border-right="none" fo:border-top="none" fo:border-bottom="none" style:writing-mode="lr-tb"/>
    </style:style>
    <style:style style:name="Table7.A10" style:family="table-cell">
      <style:table-cell-properties fo:padding-left="0.075in" fo:padding-right="0.075in" fo:padding-top="0in" fo:padding-bottom="0in" fo:border-left="none" fo:border-right="0.5pt solid #d9d9d9" fo:border-top="none" fo:border-bottom="none" style:writing-mode="lr-tb"/>
    </style:style>
    <style:style style:name="Table7.B10" style:family="table-cell">
      <style:table-cell-properties fo:padding-left="0.075in" fo:padding-right="0.075in" fo:padding-top="0in" fo:padding-bottom="0in" fo:border-left="0.5pt solid #d9d9d9" fo:border-right="none" fo:border-top="none" fo:border-bottom="none" style:writing-mode="lr-tb"/>
    </style:style>
    <style:style style:name="Table7.A11" style:family="table-cell">
      <style:table-cell-properties fo:padding-left="0.075in" fo:padding-right="0.075in" fo:padding-top="0in" fo:padding-bottom="0in" fo:border-left="none" fo:border-right="0.5pt solid #d9d9d9" fo:border-top="none" fo:border-bottom="none" style:writing-mode="lr-tb"/>
    </style:style>
    <style:style style:name="Table7.B11" style:family="table-cell">
      <style:table-cell-properties fo:padding-left="0.075in" fo:padding-right="0.075in" fo:padding-top="0in" fo:padding-bottom="0in" fo:border-left="0.5pt solid #d9d9d9" fo:border-right="none" fo:border-top="none" fo:border-bottom="none" style:writing-mode="lr-tb"/>
    </style:style>
    <style:style style:name="Table7.A12" style:family="table-cell">
      <style:table-cell-properties fo:padding-left="0.075in" fo:padding-right="0.075in" fo:padding-top="0in" fo:padding-bottom="0in" fo:border-left="none" fo:border-right="0.5pt solid #d9d9d9" fo:border-top="none" fo:border-bottom="none" style:writing-mode="lr-tb"/>
    </style:style>
    <style:style style:name="Table7.B12" style:family="table-cell">
      <style:table-cell-properties fo:padding-left="0.075in" fo:padding-right="0.075in" fo:padding-top="0in" fo:padding-bottom="0in" fo:border-left="0.5pt solid #d9d9d9" fo:border-right="none" fo:border-top="none" fo:border-bottom="none" style:writing-mode="lr-tb"/>
    </style:style>
    <style:style style:name="Table7.A13" style:family="table-cell">
      <style:table-cell-properties fo:padding-left="0.075in" fo:padding-right="0.075in" fo:padding-top="0in" fo:padding-bottom="0in" fo:border-left="none" fo:border-right="0.5pt solid #d9d9d9" fo:border-top="none" fo:border-bottom="none" style:writing-mode="lr-tb"/>
    </style:style>
    <style:style style:name="Table7.B13" style:family="table-cell">
      <style:table-cell-properties fo:padding-left="0.075in" fo:padding-right="0.075in" fo:padding-top="0in" fo:padding-bottom="0in" fo:border-left="0.5pt solid #d9d9d9" fo:border-right="none" fo:border-top="none" fo:border-bottom="none" style:writing-mode="lr-tb"/>
    </style:style>
    <style:style style:name="Table7.A14" style:family="table-cell">
      <style:table-cell-properties fo:padding-left="0.075in" fo:padding-right="0.075in" fo:padding-top="0in" fo:padding-bottom="0in" fo:border-left="none" fo:border-right="0.5pt solid #d9d9d9" fo:border-top="none" fo:border-bottom="none" style:writing-mode="lr-tb"/>
    </style:style>
    <style:style style:name="Table7.B14" style:family="table-cell">
      <style:table-cell-properties fo:padding-left="0.075in" fo:padding-right="0.075in" fo:padding-top="0in" fo:padding-bottom="0in" fo:border-left="0.5pt solid #d9d9d9" fo:border-right="none" fo:border-top="none" fo:border-bottom="none" style:writing-mode="lr-tb"/>
    </style:style>
    <style:style style:name="Table7.A15" style:family="table-cell">
      <style:table-cell-properties fo:padding-left="0.075in" fo:padding-right="0.075in" fo:padding-top="0in" fo:padding-bottom="0in" fo:border-left="none" fo:border-right="0.5pt solid #d9d9d9" fo:border-top="none" fo:border-bottom="none" style:writing-mode="lr-tb"/>
    </style:style>
    <style:style style:name="Table7.B15" style:family="table-cell">
      <style:table-cell-properties fo:padding-left="0.075in" fo:padding-right="0.075in" fo:padding-top="0in" fo:padding-bottom="0in" fo:border-left="0.5pt solid #d9d9d9" fo:border-right="none" fo:border-top="none" fo:border-bottom="none" style:writing-mode="lr-tb"/>
    </style:style>
    <style:style style:name="Table7.B16" style:family="table-cell">
      <style:table-cell-properties fo:background-color="#f2f2f2" fo:padding-left="0.075in" fo:padding-right="0.075in" fo:padding-top="0in" fo:padding-bottom="0in" fo:border-left="0.5pt solid #d9d9d9" fo:border-right="none" fo:border-top="none" fo:border-bottom="none" style:writing-mode="lr-tb">
        <style:background-image/>
      </style:table-cell-properties>
    </style:style>
    <style:style style:name="Table7.A17" style:family="table-cell">
      <style:table-cell-properties fo:padding-left="0.075in" fo:padding-right="0.075in" fo:padding-top="0in" fo:padding-bottom="0in" fo:border-left="none" fo:border-right="0.5pt solid #d9d9d9" fo:border-top="none" fo:border-bottom="none" style:writing-mode="lr-tb"/>
    </style:style>
    <style:style style:name="Table7.B17" style:family="table-cell">
      <style:table-cell-properties fo:padding-left="0.075in" fo:padding-right="0.075in" fo:padding-top="0in" fo:padding-bottom="0in" fo:border-left="0.5pt solid #d9d9d9" fo:border-right="none" fo:border-top="none" fo:border-bottom="none" style:writing-mode="lr-tb"/>
    </style:style>
    <style:style style:name="Table7.A18" style:family="table-cell">
      <style:table-cell-properties fo:padding-left="0.075in" fo:padding-right="0.075in" fo:padding-top="0in" fo:padding-bottom="0in" fo:border-left="none" fo:border-right="0.5pt solid #d9d9d9" fo:border-top="none" fo:border-bottom="none" style:writing-mode="lr-tb"/>
    </style:style>
    <style:style style:name="Table7.B18" style:family="table-cell">
      <style:table-cell-properties fo:padding-left="0.075in" fo:padding-right="0.075in" fo:padding-top="0in" fo:padding-bottom="0in" fo:border-left="0.5pt solid #d9d9d9" fo:border-right="none" fo:border-top="none" fo:border-bottom="none" style:writing-mode="lr-tb"/>
    </style:style>
    <style:style style:name="Table7.A19" style:family="table-cell">
      <style:table-cell-properties fo:padding-left="0.075in" fo:padding-right="0.075in" fo:padding-top="0in" fo:padding-bottom="0in" fo:border-left="none" fo:border-right="0.5pt solid #d9d9d9" fo:border-top="none" fo:border-bottom="none" style:writing-mode="lr-tb"/>
    </style:style>
    <style:style style:name="Table7.B19" style:family="table-cell">
      <style:table-cell-properties fo:padding-left="0.075in" fo:padding-right="0.075in" fo:padding-top="0in" fo:padding-bottom="0in" fo:border-left="0.5pt solid #d9d9d9" fo:border-right="none" fo:border-top="none" fo:border-bottom="none" style:writing-mode="lr-tb"/>
    </style:style>
    <style:style style:name="Table7.A20" style:family="table-cell">
      <style:table-cell-properties fo:padding-left="0.075in" fo:padding-right="0.075in" fo:padding-top="0in" fo:padding-bottom="0in" fo:border-left="none" fo:border-right="0.5pt solid #d9d9d9" fo:border-top="none" fo:border-bottom="none" style:writing-mode="lr-tb"/>
    </style:style>
    <style:style style:name="Table7.B20" style:family="table-cell">
      <style:table-cell-properties fo:padding-left="0.075in" fo:padding-right="0.075in" fo:padding-top="0in" fo:padding-bottom="0in" fo:border-left="0.5pt solid #d9d9d9" fo:border-right="none" fo:border-top="none" fo:border-bottom="none" style:writing-mode="lr-tb"/>
    </style:style>
    <style:style style:name="Table7.A21" style:family="table-cell">
      <style:table-cell-properties fo:padding-left="0.075in" fo:padding-right="0.075in" fo:padding-top="0in" fo:padding-bottom="0in" fo:border-left="none" fo:border-right="0.5pt solid #d9d9d9" fo:border-top="none" fo:border-bottom="none" style:writing-mode="lr-tb"/>
    </style:style>
    <style:style style:name="Table7.B21" style:family="table-cell">
      <style:table-cell-properties fo:padding-left="0.075in" fo:padding-right="0.075in" fo:padding-top="0in" fo:padding-bottom="0in" fo:border-left="0.5pt solid #d9d9d9" fo:border-right="none" fo:border-top="none" fo:border-bottom="none" style:writing-mode="lr-tb"/>
    </style:style>
    <style:style style:name="Table7.A22" style:family="table-cell">
      <style:table-cell-properties fo:padding-left="0.075in" fo:padding-right="0.075in" fo:padding-top="0in" fo:padding-bottom="0in" fo:border-left="none" fo:border-right="0.5pt solid #d9d9d9" fo:border-top="none" fo:border-bottom="none" style:writing-mode="lr-tb"/>
    </style:style>
    <style:style style:name="Table7.B22" style:family="table-cell">
      <style:table-cell-properties fo:padding-left="0.075in" fo:padding-right="0.075in" fo:padding-top="0in" fo:padding-bottom="0in" fo:border-left="0.5pt solid #d9d9d9" fo:border-right="none" fo:border-top="none" fo:border-bottom="none" style:writing-mode="lr-tb"/>
    </style:style>
    <style:style style:name="Table7.A24" style:family="table-cell">
      <style:table-cell-properties fo:padding-left="0.075in" fo:padding-right="0.075in" fo:padding-top="0in" fo:padding-bottom="0in" fo:border-left="none" fo:border-right="0.5pt solid #d9d9d9" fo:border-top="none" fo:border-bottom="none" style:writing-mode="lr-tb"/>
    </style:style>
    <style:style style:name="Table7.B24" style:family="table-cell">
      <style:table-cell-properties fo:padding-left="0.075in" fo:padding-right="0.075in" fo:padding-top="0in" fo:padding-bottom="0in" fo:border-left="0.5pt solid #d9d9d9" fo:border-right="none" fo:border-top="none" fo:border-bottom="none" style:writing-mode="lr-tb"/>
    </style:style>
    <style:style style:name="Table7.A25" style:family="table-cell">
      <style:table-cell-properties fo:padding-left="0.075in" fo:padding-right="0.075in" fo:padding-top="0in" fo:padding-bottom="0in" fo:border-left="none" fo:border-right="0.5pt solid #d9d9d9" fo:border-top="none" fo:border-bottom="none" style:writing-mode="lr-tb"/>
    </style:style>
    <style:style style:name="Table7.B25" style:family="table-cell">
      <style:table-cell-properties fo:padding-left="0.075in" fo:padding-right="0.075in" fo:padding-top="0in" fo:padding-bottom="0in" fo:border-left="0.5pt solid #d9d9d9" fo:border-right="none" fo:border-top="none" fo:border-bottom="none" style:writing-mode="lr-tb"/>
    </style:style>
    <style:style style:name="Table7.A26" style:family="table-cell">
      <style:table-cell-properties fo:padding-left="0.075in" fo:padding-right="0.075in" fo:padding-top="0in" fo:padding-bottom="0in" fo:border-left="none" fo:border-right="0.5pt solid #d9d9d9" fo:border-top="none" fo:border-bottom="none" style:writing-mode="lr-tb"/>
    </style:style>
    <style:style style:name="Table7.B26" style:family="table-cell">
      <style:table-cell-properties fo:padding-left="0.075in" fo:padding-right="0.075in" fo:padding-top="0in" fo:padding-bottom="0in" fo:border-left="0.5pt solid #d9d9d9" fo:border-right="none" fo:border-top="none" fo:border-bottom="none" style:writing-mode="lr-tb"/>
    </style:style>
    <style:style style:name="Table7.A27" style:family="table-cell">
      <style:table-cell-properties fo:padding-left="0.075in" fo:padding-right="0.075in" fo:padding-top="0in" fo:padding-bottom="0in" fo:border-left="none" fo:border-right="0.5pt solid #d9d9d9" fo:border-top="none" fo:border-bottom="none" style:writing-mode="lr-tb"/>
    </style:style>
    <style:style style:name="Table7.B27" style:family="table-cell">
      <style:table-cell-properties fo:padding-left="0.075in" fo:padding-right="0.075in" fo:padding-top="0in" fo:padding-bottom="0in" fo:border-left="0.5pt solid #d9d9d9" fo:border-right="none" fo:border-top="none" fo:border-bottom="none" style:writing-mode="lr-tb"/>
    </style:style>
    <style:style style:name="Table7.A28" style:family="table-cell">
      <style:table-cell-properties fo:padding-left="0.075in" fo:padding-right="0.075in" fo:padding-top="0in" fo:padding-bottom="0in" fo:border-left="none" fo:border-right="0.5pt solid #d9d9d9" fo:border-top="none" fo:border-bottom="none" style:writing-mode="lr-tb"/>
    </style:style>
    <style:style style:name="Table7.B28" style:family="table-cell">
      <style:table-cell-properties fo:padding-left="0.075in" fo:padding-right="0.075in" fo:padding-top="0in" fo:padding-bottom="0in" fo:border-left="0.5pt solid #d9d9d9" fo:border-right="none" fo:border-top="none" fo:border-bottom="none" style:writing-mode="lr-tb"/>
    </style:style>
    <style:style style:name="Table7.A29" style:family="table-cell">
      <style:table-cell-properties fo:padding-left="0.075in" fo:padding-right="0.075in" fo:padding-top="0in" fo:padding-bottom="0in" fo:border-left="none" fo:border-right="0.5pt solid #d9d9d9" fo:border-top="none" fo:border-bottom="none" style:writing-mode="lr-tb"/>
    </style:style>
    <style:style style:name="Table7.B29" style:family="table-cell">
      <style:table-cell-properties fo:padding-left="0.075in" fo:padding-right="0.075in" fo:padding-top="0in" fo:padding-bottom="0in" fo:border-left="0.5pt solid #d9d9d9" fo:border-right="none" fo:border-top="none" fo:border-bottom="none" style:writing-mode="lr-tb"/>
    </style:style>
    <style:style style:name="Table7.A31" style:family="table-cell">
      <style:table-cell-properties fo:padding-left="0.075in" fo:padding-right="0.075in" fo:padding-top="0in" fo:padding-bottom="0in" fo:border-left="none" fo:border-right="0.5pt solid #d9d9d9" fo:border-top="none" fo:border-bottom="none" style:writing-mode="lr-tb"/>
    </style:style>
    <style:style style:name="Table7.B31" style:family="table-cell">
      <style:table-cell-properties fo:padding-left="0.075in" fo:padding-right="0.075in" fo:padding-top="0in" fo:padding-bottom="0in" fo:border-left="0.5pt solid #d9d9d9" fo:border-right="none" fo:border-top="none" fo:border-bottom="none" style:writing-mode="lr-tb"/>
    </style:style>
    <style:style style:name="Table7.A32" style:family="table-cell">
      <style:table-cell-properties fo:padding-left="0.075in" fo:padding-right="0.075in" fo:padding-top="0in" fo:padding-bottom="0in" fo:border-left="none" fo:border-right="0.5pt solid #d9d9d9" fo:border-top="none" fo:border-bottom="none" style:writing-mode="lr-tb"/>
    </style:style>
    <style:style style:name="Table7.B32" style:family="table-cell">
      <style:table-cell-properties fo:padding-left="0.075in" fo:padding-right="0.075in" fo:padding-top="0in" fo:padding-bottom="0in" fo:border-left="0.5pt solid #d9d9d9" fo:border-right="none" fo:border-top="none" fo:border-bottom="none" style:writing-mode="lr-tb"/>
    </style:style>
    <style:style style:name="Table7.A33" style:family="table-cell">
      <style:table-cell-properties fo:padding-left="0.075in" fo:padding-right="0.075in" fo:padding-top="0in" fo:padding-bottom="0in" fo:border-left="none" fo:border-right="0.5pt solid #d9d9d9" fo:border-top="none" fo:border-bottom="none" style:writing-mode="lr-tb"/>
    </style:style>
    <style:style style:name="Table7.B33" style:family="table-cell">
      <style:table-cell-properties fo:padding-left="0.075in" fo:padding-right="0.075in" fo:padding-top="0in" fo:padding-bottom="0in" fo:border-left="0.5pt solid #d9d9d9" fo:border-right="none" fo:border-top="none" fo:border-bottom="none" style:writing-mode="lr-tb"/>
    </style:style>
    <style:style style:name="Table7.A34" style:family="table-cell">
      <style:table-cell-properties fo:padding-left="0.075in" fo:padding-right="0.075in" fo:padding-top="0in" fo:padding-bottom="0in" fo:border-left="none" fo:border-right="0.5pt solid #d9d9d9" fo:border-top="none" fo:border-bottom="none" style:writing-mode="lr-tb"/>
    </style:style>
    <style:style style:name="Table7.B34" style:family="table-cell">
      <style:table-cell-properties fo:padding-left="0.075in" fo:padding-right="0.075in" fo:padding-top="0in" fo:padding-bottom="0in" fo:border-left="0.5pt solid #d9d9d9" fo:border-right="none" fo:border-top="none" fo:border-bottom="none" style:writing-mode="lr-tb"/>
    </style:style>
    <style:style style:name="Table7.A35" style:family="table-cell">
      <style:table-cell-properties fo:padding-left="0.075in" fo:padding-right="0.075in" fo:padding-top="0in" fo:padding-bottom="0in" fo:border-left="none" fo:border-right="0.5pt solid #d9d9d9" fo:border-top="none" fo:border-bottom="none" style:writing-mode="lr-tb"/>
    </style:style>
    <style:style style:name="Table7.B35" style:family="table-cell">
      <style:table-cell-properties fo:padding-left="0.075in" fo:padding-right="0.075in" fo:padding-top="0in" fo:padding-bottom="0in" fo:border-left="0.5pt solid #d9d9d9" fo:border-right="none" fo:border-top="none" fo:border-bottom="none" style:writing-mode="lr-tb"/>
    </style:style>
    <style:style style:name="Table7.A36" style:family="table-cell">
      <style:table-cell-properties fo:padding-left="0.075in" fo:padding-right="0.075in" fo:padding-top="0in" fo:padding-bottom="0in" fo:border-left="none" fo:border-right="0.5pt solid #d9d9d9" fo:border-top="none" fo:border-bottom="none" style:writing-mode="lr-tb"/>
    </style:style>
    <style:style style:name="Table7.B36" style:family="table-cell">
      <style:table-cell-properties fo:padding-left="0.075in" fo:padding-right="0.075in" fo:padding-top="0in" fo:padding-bottom="0in" fo:border-left="0.5pt solid #d9d9d9" fo:border-right="none" fo:border-top="none" fo:border-bottom="none" style:writing-mode="lr-tb"/>
    </style:style>
    <style:style style:name="Table7.A38" style:family="table-cell">
      <style:table-cell-properties fo:padding-left="0.075in" fo:padding-right="0.075in" fo:padding-top="0in" fo:padding-bottom="0in" fo:border-left="none" fo:border-right="0.5pt solid #d9d9d9" fo:border-top="none" fo:border-bottom="none" style:writing-mode="lr-tb"/>
    </style:style>
    <style:style style:name="Table7.B38" style:family="table-cell">
      <style:table-cell-properties fo:padding-left="0.075in" fo:padding-right="0.075in" fo:padding-top="0in" fo:padding-bottom="0in" fo:border-left="0.5pt solid #d9d9d9" fo:border-right="none" fo:border-top="none" fo:border-bottom="none" style:writing-mode="lr-tb"/>
    </style:style>
    <style:style style:name="Table7.A39" style:family="table-cell">
      <style:table-cell-properties fo:padding-left="0.075in" fo:padding-right="0.075in" fo:padding-top="0in" fo:padding-bottom="0in" fo:border-left="none" fo:border-right="0.5pt solid #d9d9d9" fo:border-top="none" fo:border-bottom="none" style:writing-mode="lr-tb"/>
    </style:style>
    <style:style style:name="Table7.B39" style:family="table-cell">
      <style:table-cell-properties fo:padding-left="0.075in" fo:padding-right="0.075in" fo:padding-top="0in" fo:padding-bottom="0in" fo:border-left="0.5pt solid #d9d9d9" fo:border-right="none" fo:border-top="none" fo:border-bottom="none" style:writing-mode="lr-tb"/>
    </style:style>
    <style:style style:name="Table7.A40" style:family="table-cell">
      <style:table-cell-properties fo:padding-left="0.075in" fo:padding-right="0.075in" fo:padding-top="0in" fo:padding-bottom="0in" fo:border-left="none" fo:border-right="0.5pt solid #d9d9d9" fo:border-top="none" fo:border-bottom="none" style:writing-mode="lr-tb"/>
    </style:style>
    <style:style style:name="Table7.B40" style:family="table-cell">
      <style:table-cell-properties fo:padding-left="0.075in" fo:padding-right="0.075in" fo:padding-top="0in" fo:padding-bottom="0in" fo:border-left="0.5pt solid #d9d9d9" fo:border-right="none" fo:border-top="none" fo:border-bottom="none" style:writing-mode="lr-tb"/>
    </style:style>
    <style:style style:name="Table7.A41" style:family="table-cell">
      <style:table-cell-properties fo:padding-left="0.075in" fo:padding-right="0.075in" fo:padding-top="0in" fo:padding-bottom="0in" fo:border-left="none" fo:border-right="0.5pt solid #d9d9d9" fo:border-top="none" fo:border-bottom="none" style:writing-mode="lr-tb"/>
    </style:style>
    <style:style style:name="Table7.B41" style:family="table-cell">
      <style:table-cell-properties fo:padding-left="0.075in" fo:padding-right="0.075in" fo:padding-top="0in" fo:padding-bottom="0in" fo:border-left="0.5pt solid #d9d9d9" fo:border-right="none" fo:border-top="none" fo:border-bottom="none" style:writing-mode="lr-tb"/>
    </style:style>
    <style:style style:name="Table7.A42" style:family="table-cell">
      <style:table-cell-properties fo:padding-left="0.075in" fo:padding-right="0.075in" fo:padding-top="0in" fo:padding-bottom="0in" fo:border-left="none" fo:border-right="0.5pt solid #d9d9d9" fo:border-top="none" fo:border-bottom="none" style:writing-mode="lr-tb"/>
    </style:style>
    <style:style style:name="Table7.B42" style:family="table-cell">
      <style:table-cell-properties fo:padding-left="0.075in" fo:padding-right="0.075in" fo:padding-top="0in" fo:padding-bottom="0in" fo:border-left="0.5pt solid #d9d9d9" fo:border-right="none" fo:border-top="none" fo:border-bottom="none" style:writing-mode="lr-tb"/>
    </style:style>
    <style:style style:name="Table7.A43" style:family="table-cell">
      <style:table-cell-properties fo:padding-left="0.075in" fo:padding-right="0.075in" fo:padding-top="0in" fo:padding-bottom="0in" fo:border-left="none" fo:border-right="0.5pt solid #d9d9d9" fo:border-top="none" fo:border-bottom="none" style:writing-mode="lr-tb"/>
    </style:style>
    <style:style style:name="Table7.B43" style:family="table-cell">
      <style:table-cell-properties fo:padding-left="0.075in" fo:padding-right="0.075in" fo:padding-top="0in" fo:padding-bottom="0in" fo:border-left="0.5pt solid #d9d9d9" fo:border-right="none" fo:border-top="none" fo:border-bottom="none" style:writing-mode="lr-tb"/>
    </style:style>
    <style:style style:name="Table7.A46" style:family="table-cell">
      <style:table-cell-properties fo:padding-left="0.075in" fo:padding-right="0.075in" fo:padding-top="0in" fo:padding-bottom="0in" fo:border-left="none" fo:border-right="0.5pt solid #d9d9d9" fo:border-top="none" fo:border-bottom="none" style:writing-mode="lr-tb"/>
    </style:style>
    <style:style style:name="Table7.B46" style:family="table-cell">
      <style:table-cell-properties fo:padding-left="0.075in" fo:padding-right="0.075in" fo:padding-top="0in" fo:padding-bottom="0in" fo:border-left="0.5pt solid #d9d9d9" fo:border-right="none" fo:border-top="none" fo:border-bottom="none" style:writing-mode="lr-tb"/>
    </style:style>
    <style:style style:name="Table7.A47" style:family="table-cell">
      <style:table-cell-properties fo:padding-left="0.075in" fo:padding-right="0.075in" fo:padding-top="0in" fo:padding-bottom="0in" fo:border-left="none" fo:border-right="0.5pt solid #d9d9d9" fo:border-top="none" fo:border-bottom="none" style:writing-mode="lr-tb"/>
    </style:style>
    <style:style style:name="Table7.B47" style:family="table-cell">
      <style:table-cell-properties fo:padding-left="0.075in" fo:padding-right="0.075in" fo:padding-top="0in" fo:padding-bottom="0in" fo:border-left="0.5pt solid #d9d9d9" fo:border-right="none" fo:border-top="none" fo:border-bottom="none" style:writing-mode="lr-tb"/>
    </style:style>
    <style:style style:name="Table7.A48" style:family="table-cell">
      <style:table-cell-properties fo:padding-left="0.075in" fo:padding-right="0.075in" fo:padding-top="0in" fo:padding-bottom="0in" fo:border-left="none" fo:border-right="0.5pt solid #d9d9d9" fo:border-top="none" fo:border-bottom="none" style:writing-mode="lr-tb"/>
    </style:style>
    <style:style style:name="Table7.B48" style:family="table-cell">
      <style:table-cell-properties fo:padding-left="0.075in" fo:padding-right="0.075in" fo:padding-top="0in" fo:padding-bottom="0in" fo:border-left="0.5pt solid #d9d9d9" fo:border-right="none" fo:border-top="none" fo:border-bottom="none" style:writing-mode="lr-tb"/>
    </style:style>
    <style:style style:name="Table7.A49" style:family="table-cell">
      <style:table-cell-properties fo:padding-left="0.075in" fo:padding-right="0.075in" fo:padding-top="0in" fo:padding-bottom="0in" fo:border-left="none" fo:border-right="0.5pt solid #d9d9d9" fo:border-top="none" fo:border-bottom="none" style:writing-mode="lr-tb"/>
    </style:style>
    <style:style style:name="Table7.B49" style:family="table-cell">
      <style:table-cell-properties fo:padding-left="0.075in" fo:padding-right="0.075in" fo:padding-top="0in" fo:padding-bottom="0in" fo:border-left="0.5pt solid #d9d9d9" fo:border-right="none" fo:border-top="none" fo:border-bottom="none" style:writing-mode="lr-tb"/>
    </style:style>
    <style:style style:name="Table7.A50" style:family="table-cell">
      <style:table-cell-properties fo:padding-left="0.075in" fo:padding-right="0.075in" fo:padding-top="0in" fo:padding-bottom="0in" fo:border-left="none" fo:border-right="0.5pt solid #d9d9d9" fo:border-top="none" fo:border-bottom="none" style:writing-mode="lr-tb"/>
    </style:style>
    <style:style style:name="Table7.B50" style:family="table-cell">
      <style:table-cell-properties fo:padding-left="0.075in" fo:padding-right="0.075in" fo:padding-top="0in" fo:padding-bottom="0in" fo:border-left="0.5pt solid #d9d9d9" fo:border-right="none" fo:border-top="none" fo:border-bottom="none" style:writing-mode="lr-tb"/>
    </style:style>
    <style:style style:name="Table7.53" style:family="table-row">
      <style:table-row-properties style:min-row-height="0.1528in" fo:keep-together="auto"/>
    </style:style>
    <style:style style:name="Table7.A53" style:family="table-cell">
      <style:table-cell-properties fo:padding-left="0.075in" fo:padding-right="0.075in" fo:padding-top="0in" fo:padding-bottom="0in" fo:border-left="none" fo:border-right="0.5pt solid #d9d9d9" fo:border-top="none" fo:border-bottom="none" style:writing-mode="lr-tb"/>
    </style:style>
    <style:style style:name="Table7.B53" style:family="table-cell">
      <style:table-cell-properties fo:padding-left="0.075in" fo:padding-right="0.075in" fo:padding-top="0in" fo:padding-bottom="0in" fo:border-left="0.5pt solid #d9d9d9" fo:border-right="none" fo:border-top="none" fo:border-bottom="none" style:writing-mode="lr-tb"/>
    </style:style>
    <style:style style:name="Table7.A54" style:family="table-cell">
      <style:table-cell-properties fo:padding-left="0.075in" fo:padding-right="0.075in" fo:padding-top="0in" fo:padding-bottom="0in" fo:border-left="none" fo:border-right="0.5pt solid #d9d9d9" fo:border-top="none" fo:border-bottom="none" style:writing-mode="lr-tb"/>
    </style:style>
    <style:style style:name="Table7.B54" style:family="table-cell">
      <style:table-cell-properties fo:padding-left="0.075in" fo:padding-right="0.075in" fo:padding-top="0in" fo:padding-bottom="0in" fo:border-left="0.5pt solid #d9d9d9" fo:border-right="none" fo:border-top="none" fo:border-bottom="none" style:writing-mode="lr-tb"/>
    </style:style>
    <style:style style:name="Table7.A55" style:family="table-cell">
      <style:table-cell-properties fo:padding-left="0.075in" fo:padding-right="0.075in" fo:padding-top="0in" fo:padding-bottom="0in" fo:border-left="none" fo:border-right="0.5pt solid #d9d9d9" fo:border-top="none" fo:border-bottom="none" style:writing-mode="lr-tb"/>
    </style:style>
    <style:style style:name="Table7.B55" style:family="table-cell">
      <style:table-cell-properties fo:padding-left="0.075in" fo:padding-right="0.075in" fo:padding-top="0in" fo:padding-bottom="0in" fo:border-left="0.5pt solid #d9d9d9" fo:border-right="none" fo:border-top="none" fo:border-bottom="none" style:writing-mode="lr-tb"/>
    </style:style>
    <style:style style:name="Table7.A56" style:family="table-cell">
      <style:table-cell-properties fo:padding-left="0.075in" fo:padding-right="0.075in" fo:padding-top="0in" fo:padding-bottom="0in" fo:border-left="none" fo:border-right="0.5pt solid #d9d9d9" fo:border-top="none" fo:border-bottom="none" style:writing-mode="lr-tb"/>
    </style:style>
    <style:style style:name="Table7.B56" style:family="table-cell">
      <style:table-cell-properties fo:padding-left="0.075in" fo:padding-right="0.075in" fo:padding-top="0in" fo:padding-bottom="0in" fo:border-left="0.5pt solid #d9d9d9" fo:border-right="none" fo:border-top="none" fo:border-bottom="none" style:writing-mode="lr-tb"/>
    </style:style>
    <style:style style:name="Table7.A57" style:family="table-cell">
      <style:table-cell-properties fo:padding-left="0.075in" fo:padding-right="0.075in" fo:padding-top="0in" fo:padding-bottom="0in" fo:border-left="none" fo:border-right="0.5pt solid #d9d9d9" fo:border-top="none" fo:border-bottom="none" style:writing-mode="lr-tb"/>
    </style:style>
    <style:style style:name="Table7.B57" style:family="table-cell">
      <style:table-cell-properties fo:padding-left="0.075in" fo:padding-right="0.075in" fo:padding-top="0in" fo:padding-bottom="0in" fo:border-left="0.5pt solid #d9d9d9" fo:border-right="none" fo:border-top="none" fo:border-bottom="none" style:writing-mode="lr-tb"/>
    </style:style>
    <style:style style:name="Table7.A58" style:family="table-cell">
      <style:table-cell-properties fo:padding-left="0.075in" fo:padding-right="0.075in" fo:padding-top="0in" fo:padding-bottom="0in" fo:border-left="none" fo:border-right="0.5pt solid #d9d9d9" fo:border-top="none" fo:border-bottom="none" style:writing-mode="lr-tb"/>
    </style:style>
    <style:style style:name="Table7.B58" style:family="table-cell">
      <style:table-cell-properties fo:padding-left="0.075in" fo:padding-right="0.075in" fo:padding-top="0in" fo:padding-bottom="0in" fo:border-left="0.5pt solid #d9d9d9" fo:border-right="none" fo:border-top="none" fo:border-bottom="none" style:writing-mode="lr-tb"/>
    </style:style>
    <style:style style:name="Table7.A60" style:family="table-cell">
      <style:table-cell-properties fo:padding-left="0.075in" fo:padding-right="0.075in" fo:padding-top="0in" fo:padding-bottom="0in" fo:border-left="none" fo:border-right="0.5pt solid #d9d9d9" fo:border-top="none" fo:border-bottom="none" style:writing-mode="lr-tb"/>
    </style:style>
    <style:style style:name="Table7.B60" style:family="table-cell">
      <style:table-cell-properties fo:padding-left="0.075in" fo:padding-right="0.075in" fo:padding-top="0in" fo:padding-bottom="0in" fo:border-left="0.5pt solid #d9d9d9" fo:border-right="none" fo:border-top="none" fo:border-bottom="none" style:writing-mode="lr-tb"/>
    </style:style>
    <style:style style:name="Table7.A61" style:family="table-cell">
      <style:table-cell-properties fo:padding-left="0.075in" fo:padding-right="0.075in" fo:padding-top="0in" fo:padding-bottom="0in" fo:border-left="none" fo:border-right="0.5pt solid #d9d9d9" fo:border-top="none" fo:border-bottom="none" style:writing-mode="lr-tb"/>
    </style:style>
    <style:style style:name="Table7.B61" style:family="table-cell">
      <style:table-cell-properties fo:padding-left="0.075in" fo:padding-right="0.075in" fo:padding-top="0in" fo:padding-bottom="0in" fo:border-left="0.5pt solid #d9d9d9" fo:border-right="none" fo:border-top="none" fo:border-bottom="none" style:writing-mode="lr-tb"/>
    </style:style>
    <style:style style:name="Table7.A62" style:family="table-cell">
      <style:table-cell-properties fo:padding-left="0.075in" fo:padding-right="0.075in" fo:padding-top="0in" fo:padding-bottom="0in" fo:border-left="none" fo:border-right="0.5pt solid #d9d9d9" fo:border-top="none" fo:border-bottom="none" style:writing-mode="lr-tb"/>
    </style:style>
    <style:style style:name="Table7.B62" style:family="table-cell">
      <style:table-cell-properties fo:padding-left="0.075in" fo:padding-right="0.075in" fo:padding-top="0in" fo:padding-bottom="0in" fo:border-left="0.5pt solid #d9d9d9" fo:border-right="none" fo:border-top="none" fo:border-bottom="none" style:writing-mode="lr-tb"/>
    </style:style>
    <style:style style:name="Table7.A63" style:family="table-cell">
      <style:table-cell-properties fo:padding-left="0.075in" fo:padding-right="0.075in" fo:padding-top="0in" fo:padding-bottom="0in" fo:border-left="none" fo:border-right="0.5pt solid #d9d9d9" fo:border-top="none" fo:border-bottom="none" style:writing-mode="lr-tb"/>
    </style:style>
    <style:style style:name="Table7.B63" style:family="table-cell">
      <style:table-cell-properties fo:padding-left="0.075in" fo:padding-right="0.075in" fo:padding-top="0in" fo:padding-bottom="0in" fo:border-left="0.5pt solid #d9d9d9" fo:border-right="none" fo:border-top="none" fo:border-bottom="none" style:writing-mode="lr-tb"/>
    </style:style>
    <style:style style:name="Table7.A64" style:family="table-cell">
      <style:table-cell-properties fo:padding-left="0.075in" fo:padding-right="0.075in" fo:padding-top="0in" fo:padding-bottom="0in" fo:border-left="none" fo:border-right="0.5pt solid #d9d9d9" fo:border-top="none" fo:border-bottom="none" style:writing-mode="lr-tb"/>
    </style:style>
    <style:style style:name="Table7.B64" style:family="table-cell">
      <style:table-cell-properties fo:padding-left="0.075in" fo:padding-right="0.075in" fo:padding-top="0in" fo:padding-bottom="0in" fo:border-left="0.5pt solid #d9d9d9" fo:border-right="none" fo:border-top="none" fo:border-bottom="none" style:writing-mode="lr-tb"/>
    </style:style>
    <style:style style:name="Table7.A65" style:family="table-cell">
      <style:table-cell-properties fo:padding-left="0.075in" fo:padding-right="0.075in" fo:padding-top="0in" fo:padding-bottom="0in" fo:border-left="none" fo:border-right="0.5pt solid #d9d9d9" fo:border-top="none" fo:border-bottom="none" style:writing-mode="lr-tb"/>
    </style:style>
    <style:style style:name="Table7.B65" style:family="table-cell">
      <style:table-cell-properties fo:padding-left="0.075in" fo:padding-right="0.075in" fo:padding-top="0in" fo:padding-bottom="0in" fo:border-left="0.5pt solid #d9d9d9" fo:border-right="none" fo:border-top="none" fo:border-bottom="none" style:writing-mode="lr-tb"/>
    </style:style>
    <style:style style:name="Table7.A67" style:family="table-cell">
      <style:table-cell-properties fo:padding-left="0.075in" fo:padding-right="0.075in" fo:padding-top="0in" fo:padding-bottom="0in" fo:border-left="none" fo:border-right="0.5pt solid #d9d9d9" fo:border-top="none" fo:border-bottom="none" style:writing-mode="lr-tb"/>
    </style:style>
    <style:style style:name="Table7.B67" style:family="table-cell">
      <style:table-cell-properties fo:padding-left="0.075in" fo:padding-right="0.075in" fo:padding-top="0in" fo:padding-bottom="0in" fo:border-left="0.5pt solid #d9d9d9" fo:border-right="none" fo:border-top="none" fo:border-bottom="none" style:writing-mode="lr-tb"/>
    </style:style>
    <style:style style:name="Table7.A68" style:family="table-cell">
      <style:table-cell-properties fo:padding-left="0.075in" fo:padding-right="0.075in" fo:padding-top="0in" fo:padding-bottom="0in" fo:border-left="none" fo:border-right="0.5pt solid #d9d9d9" fo:border-top="none" fo:border-bottom="none" style:writing-mode="lr-tb"/>
    </style:style>
    <style:style style:name="Table7.B68" style:family="table-cell">
      <style:table-cell-properties fo:padding-left="0.075in" fo:padding-right="0.075in" fo:padding-top="0in" fo:padding-bottom="0in" fo:border-left="0.5pt solid #d9d9d9" fo:border-right="none" fo:border-top="none" fo:border-bottom="none" style:writing-mode="lr-tb"/>
    </style:style>
    <style:style style:name="Table7.A69" style:family="table-cell">
      <style:table-cell-properties fo:padding-left="0.075in" fo:padding-right="0.075in" fo:padding-top="0in" fo:padding-bottom="0in" fo:border-left="none" fo:border-right="0.5pt solid #d9d9d9" fo:border-top="none" fo:border-bottom="none" style:writing-mode="lr-tb"/>
    </style:style>
    <style:style style:name="Table7.B69" style:family="table-cell">
      <style:table-cell-properties fo:padding-left="0.075in" fo:padding-right="0.075in" fo:padding-top="0in" fo:padding-bottom="0in" fo:border-left="0.5pt solid #d9d9d9" fo:border-right="none" fo:border-top="none" fo:border-bottom="none" style:writing-mode="lr-tb"/>
    </style:style>
    <style:style style:name="Table7.A70" style:family="table-cell">
      <style:table-cell-properties fo:padding-left="0.075in" fo:padding-right="0.075in" fo:padding-top="0in" fo:padding-bottom="0in" fo:border-left="none" fo:border-right="0.5pt solid #d9d9d9" fo:border-top="none" fo:border-bottom="none" style:writing-mode="lr-tb"/>
    </style:style>
    <style:style style:name="Table7.B70" style:family="table-cell">
      <style:table-cell-properties fo:padding-left="0.075in" fo:padding-right="0.075in" fo:padding-top="0in" fo:padding-bottom="0in" fo:border-left="0.5pt solid #d9d9d9" fo:border-right="none" fo:border-top="none" fo:border-bottom="none" style:writing-mode="lr-tb"/>
    </style:style>
    <style:style style:name="Table7.A71" style:family="table-cell">
      <style:table-cell-properties fo:padding-left="0.075in" fo:padding-right="0.075in" fo:padding-top="0in" fo:padding-bottom="0in" fo:border-left="none" fo:border-right="0.5pt solid #d9d9d9" fo:border-top="none" fo:border-bottom="none" style:writing-mode="lr-tb"/>
    </style:style>
    <style:style style:name="Table7.B71" style:family="table-cell">
      <style:table-cell-properties fo:padding-left="0.075in" fo:padding-right="0.075in" fo:padding-top="0in" fo:padding-bottom="0in" fo:border-left="0.5pt solid #d9d9d9" fo:border-right="none" fo:border-top="none" fo:border-bottom="none" style:writing-mode="lr-tb"/>
    </style:style>
    <style:style style:name="Table7.A72" style:family="table-cell">
      <style:table-cell-properties fo:padding-left="0.075in" fo:padding-right="0.075in" fo:padding-top="0in" fo:padding-bottom="0in" fo:border-left="none" fo:border-right="0.5pt solid #d9d9d9" fo:border-top="none" fo:border-bottom="none" style:writing-mode="lr-tb"/>
    </style:style>
    <style:style style:name="Table7.B72" style:family="table-cell">
      <style:table-cell-properties fo:padding-left="0.075in" fo:padding-right="0.075in" fo:padding-top="0in" fo:padding-bottom="0in" fo:border-left="0.5pt solid #d9d9d9" fo:border-right="none" fo:border-top="none" fo:border-bottom="none" style:writing-mode="lr-tb"/>
    </style:style>
    <style:style style:name="Table7.A75" style:family="table-cell">
      <style:table-cell-properties fo:padding-left="0.075in" fo:padding-right="0.075in" fo:padding-top="0in" fo:padding-bottom="0in" fo:border-left="none" fo:border-right="0.5pt solid #d9d9d9" fo:border-top="none" fo:border-bottom="none" style:writing-mode="lr-tb"/>
    </style:style>
    <style:style style:name="Table7.B75" style:family="table-cell">
      <style:table-cell-properties fo:padding-left="0.075in" fo:padding-right="0.075in" fo:padding-top="0in" fo:padding-bottom="0in" fo:border-left="0.5pt solid #d9d9d9" fo:border-right="none" fo:border-top="none" fo:border-bottom="none" style:writing-mode="lr-tb"/>
    </style:style>
    <style:style style:name="Table7.A76" style:family="table-cell">
      <style:table-cell-properties fo:padding-left="0.075in" fo:padding-right="0.075in" fo:padding-top="0in" fo:padding-bottom="0in" fo:border-left="none" fo:border-right="0.5pt solid #d9d9d9" fo:border-top="none" fo:border-bottom="none" style:writing-mode="lr-tb"/>
    </style:style>
    <style:style style:name="Table7.B76" style:family="table-cell">
      <style:table-cell-properties fo:padding-left="0.075in" fo:padding-right="0.075in" fo:padding-top="0in" fo:padding-bottom="0in" fo:border-left="0.5pt solid #d9d9d9" fo:border-right="none" fo:border-top="none" fo:border-bottom="none" style:writing-mode="lr-tb"/>
    </style:style>
    <style:style style:name="Table7.A77" style:family="table-cell">
      <style:table-cell-properties fo:padding-left="0.075in" fo:padding-right="0.075in" fo:padding-top="0in" fo:padding-bottom="0in" fo:border-left="none" fo:border-right="0.5pt solid #d9d9d9" fo:border-top="none" fo:border-bottom="none" style:writing-mode="lr-tb"/>
    </style:style>
    <style:style style:name="Table7.B77" style:family="table-cell">
      <style:table-cell-properties fo:padding-left="0.075in" fo:padding-right="0.075in" fo:padding-top="0in" fo:padding-bottom="0in" fo:border-left="0.5pt solid #d9d9d9" fo:border-right="none" fo:border-top="none" fo:border-bottom="none" style:writing-mode="lr-tb"/>
    </style:style>
    <style:style style:name="Table7.A78" style:family="table-cell">
      <style:table-cell-properties fo:padding-left="0.075in" fo:padding-right="0.075in" fo:padding-top="0in" fo:padding-bottom="0in" fo:border-left="none" fo:border-right="0.5pt solid #d9d9d9" fo:border-top="none" fo:border-bottom="none" style:writing-mode="lr-tb"/>
    </style:style>
    <style:style style:name="Table7.B78" style:family="table-cell">
      <style:table-cell-properties fo:padding-left="0.075in" fo:padding-right="0.075in" fo:padding-top="0in" fo:padding-bottom="0in" fo:border-left="0.5pt solid #d9d9d9" fo:border-right="none" fo:border-top="none" fo:border-bottom="none" style:writing-mode="lr-tb"/>
    </style:style>
    <style:style style:name="Table7.A79" style:family="table-cell">
      <style:table-cell-properties fo:padding-left="0.075in" fo:padding-right="0.075in" fo:padding-top="0in" fo:padding-bottom="0in" fo:border-left="none" fo:border-right="0.5pt solid #d9d9d9" fo:border-top="none" fo:border-bottom="none" style:writing-mode="lr-tb"/>
    </style:style>
    <style:style style:name="Table7.B79" style:family="table-cell">
      <style:table-cell-properties fo:padding-left="0.075in" fo:padding-right="0.075in" fo:padding-top="0in" fo:padding-bottom="0in" fo:border-left="0.5pt solid #d9d9d9" fo:border-right="none" fo:border-top="none" fo:border-bottom="none" style:writing-mode="lr-tb"/>
    </style:style>
    <style:style style:name="Table7.A80" style:family="table-cell">
      <style:table-cell-properties fo:padding-left="0.075in" fo:padding-right="0.075in" fo:padding-top="0in" fo:padding-bottom="0in" fo:border-left="none" fo:border-right="0.5pt solid #d9d9d9" fo:border-top="none" fo:border-bottom="none" style:writing-mode="lr-tb"/>
    </style:style>
    <style:style style:name="Table7.B80" style:family="table-cell">
      <style:table-cell-properties fo:padding-left="0.075in" fo:padding-right="0.075in" fo:padding-top="0in" fo:padding-bottom="0in" fo:border-left="0.5pt solid #d9d9d9" fo:border-right="none" fo:border-top="none" fo:border-bottom="none" style:writing-mode="lr-tb"/>
    </style:style>
    <style:style style:name="Table7.A82" style:family="table-cell">
      <style:table-cell-properties fo:padding-left="0.075in" fo:padding-right="0.075in" fo:padding-top="0in" fo:padding-bottom="0in" fo:border-left="none" fo:border-right="0.5pt solid #d9d9d9" fo:border-top="none" fo:border-bottom="none" style:writing-mode="lr-tb"/>
    </style:style>
    <style:style style:name="Table7.B82" style:family="table-cell">
      <style:table-cell-properties fo:padding-left="0.075in" fo:padding-right="0.075in" fo:padding-top="0in" fo:padding-bottom="0in" fo:border-left="0.5pt solid #d9d9d9" fo:border-right="none" fo:border-top="none" fo:border-bottom="none" style:writing-mode="lr-tb"/>
    </style:style>
    <style:style style:name="Table7.A83" style:family="table-cell">
      <style:table-cell-properties fo:padding-left="0.075in" fo:padding-right="0.075in" fo:padding-top="0in" fo:padding-bottom="0in" fo:border-left="none" fo:border-right="0.5pt solid #d9d9d9" fo:border-top="none" fo:border-bottom="none" style:writing-mode="lr-tb"/>
    </style:style>
    <style:style style:name="Table7.B83" style:family="table-cell">
      <style:table-cell-properties fo:padding-left="0.075in" fo:padding-right="0.075in" fo:padding-top="0in" fo:padding-bottom="0in" fo:border-left="0.5pt solid #d9d9d9" fo:border-right="none" fo:border-top="none" fo:border-bottom="none" style:writing-mode="lr-tb"/>
    </style:style>
    <style:style style:name="Table7.A84" style:family="table-cell">
      <style:table-cell-properties fo:padding-left="0.075in" fo:padding-right="0.075in" fo:padding-top="0in" fo:padding-bottom="0in" fo:border-left="none" fo:border-right="0.5pt solid #d9d9d9" fo:border-top="none" fo:border-bottom="none" style:writing-mode="lr-tb"/>
    </style:style>
    <style:style style:name="Table7.B84" style:family="table-cell">
      <style:table-cell-properties fo:padding-left="0.075in" fo:padding-right="0.075in" fo:padding-top="0in" fo:padding-bottom="0in" fo:border-left="0.5pt solid #d9d9d9" fo:border-right="none" fo:border-top="none" fo:border-bottom="none" style:writing-mode="lr-tb"/>
    </style:style>
    <style:style style:name="Table7.A85" style:family="table-cell">
      <style:table-cell-properties fo:padding-left="0.075in" fo:padding-right="0.075in" fo:padding-top="0in" fo:padding-bottom="0in" fo:border-left="none" fo:border-right="0.5pt solid #d9d9d9" fo:border-top="none" fo:border-bottom="none" style:writing-mode="lr-tb"/>
    </style:style>
    <style:style style:name="Table7.B85" style:family="table-cell">
      <style:table-cell-properties fo:padding-left="0.075in" fo:padding-right="0.075in" fo:padding-top="0in" fo:padding-bottom="0in" fo:border-left="0.5pt solid #d9d9d9" fo:border-right="none" fo:border-top="none" fo:border-bottom="none" style:writing-mode="lr-tb"/>
    </style:style>
    <style:style style:name="Table7.A86" style:family="table-cell">
      <style:table-cell-properties fo:padding-left="0.075in" fo:padding-right="0.075in" fo:padding-top="0in" fo:padding-bottom="0in" fo:border-left="none" fo:border-right="0.5pt solid #d9d9d9" fo:border-top="none" fo:border-bottom="none" style:writing-mode="lr-tb"/>
    </style:style>
    <style:style style:name="Table7.B86" style:family="table-cell">
      <style:table-cell-properties fo:padding-left="0.075in" fo:padding-right="0.075in" fo:padding-top="0in" fo:padding-bottom="0in" fo:border-left="0.5pt solid #d9d9d9" fo:border-right="none" fo:border-top="none" fo:border-bottom="none" style:writing-mode="lr-tb"/>
    </style:style>
    <style:style style:name="Table7.A87" style:family="table-cell">
      <style:table-cell-properties fo:padding-left="0.075in" fo:padding-right="0.075in" fo:padding-top="0in" fo:padding-bottom="0in" fo:border-left="none" fo:border-right="0.5pt solid #d9d9d9" fo:border-top="none" fo:border-bottom="none" style:writing-mode="lr-tb"/>
    </style:style>
    <style:style style:name="Table7.B87" style:family="table-cell">
      <style:table-cell-properties fo:padding-left="0.075in" fo:padding-right="0.075in" fo:padding-top="0in" fo:padding-bottom="0in" fo:border-left="0.5pt solid #d9d9d9" fo:border-right="none" fo:border-top="none" fo:border-bottom="none" style:writing-mode="lr-tb"/>
    </style:style>
    <style:style style:name="Table7.A89" style:family="table-cell">
      <style:table-cell-properties fo:padding-left="0.075in" fo:padding-right="0.075in" fo:padding-top="0in" fo:padding-bottom="0in" fo:border-left="none" fo:border-right="0.5pt solid #d9d9d9" fo:border-top="none" fo:border-bottom="none" style:writing-mode="lr-tb"/>
    </style:style>
    <style:style style:name="Table7.B89" style:family="table-cell">
      <style:table-cell-properties fo:padding-left="0.075in" fo:padding-right="0.075in" fo:padding-top="0in" fo:padding-bottom="0in" fo:border-left="0.5pt solid #d9d9d9" fo:border-right="none" fo:border-top="none" fo:border-bottom="none" style:writing-mode="lr-tb"/>
    </style:style>
    <style:style style:name="Table7.A90" style:family="table-cell">
      <style:table-cell-properties fo:padding-left="0.075in" fo:padding-right="0.075in" fo:padding-top="0in" fo:padding-bottom="0in" fo:border-left="none" fo:border-right="0.5pt solid #d9d9d9" fo:border-top="none" fo:border-bottom="none" style:writing-mode="lr-tb"/>
    </style:style>
    <style:style style:name="Table7.B90" style:family="table-cell">
      <style:table-cell-properties fo:padding-left="0.075in" fo:padding-right="0.075in" fo:padding-top="0in" fo:padding-bottom="0in" fo:border-left="0.5pt solid #d9d9d9" fo:border-right="none" fo:border-top="none" fo:border-bottom="none" style:writing-mode="lr-tb"/>
    </style:style>
    <style:style style:name="Table7.A91" style:family="table-cell">
      <style:table-cell-properties fo:padding-left="0.075in" fo:padding-right="0.075in" fo:padding-top="0in" fo:padding-bottom="0in" fo:border-left="none" fo:border-right="0.5pt solid #d9d9d9" fo:border-top="none" fo:border-bottom="none" style:writing-mode="lr-tb"/>
    </style:style>
    <style:style style:name="Table7.B91" style:family="table-cell">
      <style:table-cell-properties fo:padding-left="0.075in" fo:padding-right="0.075in" fo:padding-top="0in" fo:padding-bottom="0in" fo:border-left="0.5pt solid #d9d9d9" fo:border-right="none" fo:border-top="none" fo:border-bottom="none" style:writing-mode="lr-tb"/>
    </style:style>
    <style:style style:name="Table7.A92" style:family="table-cell">
      <style:table-cell-properties fo:padding-left="0.075in" fo:padding-right="0.075in" fo:padding-top="0in" fo:padding-bottom="0in" fo:border-left="none" fo:border-right="0.5pt solid #d9d9d9" fo:border-top="none" fo:border-bottom="none" style:writing-mode="lr-tb"/>
    </style:style>
    <style:style style:name="Table7.B92" style:family="table-cell">
      <style:table-cell-properties fo:padding-left="0.075in" fo:padding-right="0.075in" fo:padding-top="0in" fo:padding-bottom="0in" fo:border-left="0.5pt solid #d9d9d9" fo:border-right="none" fo:border-top="none" fo:border-bottom="none" style:writing-mode="lr-tb"/>
    </style:style>
    <style:style style:name="Table7.A93" style:family="table-cell">
      <style:table-cell-properties fo:padding-left="0.075in" fo:padding-right="0.075in" fo:padding-top="0in" fo:padding-bottom="0in" fo:border-left="none" fo:border-right="0.5pt solid #d9d9d9" fo:border-top="none" fo:border-bottom="none" style:writing-mode="lr-tb"/>
    </style:style>
    <style:style style:name="Table7.B93" style:family="table-cell">
      <style:table-cell-properties fo:padding-left="0.075in" fo:padding-right="0.075in" fo:padding-top="0in" fo:padding-bottom="0in" fo:border-left="0.5pt solid #d9d9d9" fo:border-right="none" fo:border-top="none" fo:border-bottom="none" style:writing-mode="lr-tb"/>
    </style:style>
    <style:style style:name="Table7.A95" style:family="table-cell">
      <style:table-cell-properties fo:padding-left="0.075in" fo:padding-right="0.075in" fo:padding-top="0in" fo:padding-bottom="0in" fo:border-left="none" fo:border-right="0.5pt solid #d9d9d9" fo:border-top="none" fo:border-bottom="none" style:writing-mode="lr-tb"/>
    </style:style>
    <style:style style:name="Table7.B95" style:family="table-cell">
      <style:table-cell-properties fo:padding-left="0.075in" fo:padding-right="0.075in" fo:padding-top="0in" fo:padding-bottom="0in" fo:border-left="0.5pt solid #d9d9d9" fo:border-right="none" fo:border-top="none" fo:border-bottom="none" style:writing-mode="lr-tb"/>
    </style:style>
    <style:style style:name="Table7.A96" style:family="table-cell">
      <style:table-cell-properties fo:padding-left="0.075in" fo:padding-right="0.075in" fo:padding-top="0in" fo:padding-bottom="0in" fo:border-left="none" fo:border-right="0.5pt solid #d9d9d9" fo:border-top="none" fo:border-bottom="none" style:writing-mode="lr-tb"/>
    </style:style>
    <style:style style:name="Table7.B96" style:family="table-cell">
      <style:table-cell-properties fo:padding-left="0.075in" fo:padding-right="0.075in" fo:padding-top="0in" fo:padding-bottom="0in" fo:border-left="0.5pt solid #d9d9d9" fo:border-right="none" fo:border-top="none" fo:border-bottom="none" style:writing-mode="lr-tb"/>
    </style:style>
    <style:style style:name="Table7.A97" style:family="table-cell">
      <style:table-cell-properties fo:padding-left="0.075in" fo:padding-right="0.075in" fo:padding-top="0in" fo:padding-bottom="0in" fo:border-left="none" fo:border-right="0.5pt solid #d9d9d9" fo:border-top="none" fo:border-bottom="none" style:writing-mode="lr-tb"/>
    </style:style>
    <style:style style:name="Table7.B97" style:family="table-cell">
      <style:table-cell-properties fo:padding-left="0.075in" fo:padding-right="0.075in" fo:padding-top="0in" fo:padding-bottom="0in" fo:border-left="0.5pt solid #d9d9d9" fo:border-right="none" fo:border-top="none" fo:border-bottom="none" style:writing-mode="lr-tb"/>
    </style:style>
    <style:style style:name="Table7.A98" style:family="table-cell">
      <style:table-cell-properties fo:padding-left="0.075in" fo:padding-right="0.075in" fo:padding-top="0in" fo:padding-bottom="0in" fo:border-left="none" fo:border-right="0.5pt solid #d9d9d9" fo:border-top="none" fo:border-bottom="none" style:writing-mode="lr-tb"/>
    </style:style>
    <style:style style:name="Table7.B98" style:family="table-cell">
      <style:table-cell-properties fo:padding-left="0.075in" fo:padding-right="0.075in" fo:padding-top="0in" fo:padding-bottom="0in" fo:border-left="0.5pt solid #d9d9d9" fo:border-right="none" fo:border-top="none" fo:border-bottom="none" style:writing-mode="lr-tb"/>
    </style:style>
    <style:style style:name="Table7.A99" style:family="table-cell">
      <style:table-cell-properties fo:padding-left="0.075in" fo:padding-right="0.075in" fo:padding-top="0in" fo:padding-bottom="0in" fo:border-left="none" fo:border-right="0.5pt solid #d9d9d9" fo:border-top="none" fo:border-bottom="none" style:writing-mode="lr-tb"/>
    </style:style>
    <style:style style:name="Table7.B99" style:family="table-cell">
      <style:table-cell-properties fo:padding-left="0.075in" fo:padding-right="0.075in" fo:padding-top="0in" fo:padding-bottom="0in" fo:border-left="0.5pt solid #d9d9d9" fo:border-right="none" fo:border-top="none" fo:border-bottom="none"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fo:background-color="#ffffff"/>
    </style:style>
    <style:style style:name="P3" style:family="paragraph" style:parent-style-name="Standard">
      <style:paragraph-properties fo:margin-top="0in" fo:margin-bottom="0in" loext:contextual-spacing="false" fo:orphans="0" fo:widows="0"/>
    </style:style>
    <style:style style:name="P4" style:family="paragraph" style:parent-style-name="Standard">
      <style:paragraph-properties fo:margin-top="0in" fo:margin-bottom="0in" loext:contextual-spacing="false"/>
      <style:text-properties fo:background-color="#ffffff"/>
    </style:style>
    <style:style style:name="P5" style:family="paragraph" style:parent-style-name="Standard">
      <style:paragraph-properties fo:margin-top="0in" fo:margin-bottom="0in" loext:contextual-spacing="false" fo:orphans="0" fo:widows="0"/>
      <style:text-properties fo:background-color="#ffffff"/>
    </style:style>
    <style:style style:name="P6" style:family="paragraph" style:parent-style-name="Standard">
      <style:paragraph-properties fo:margin-top="0in" fo:margin-bottom="0in" loext:contextual-spacing="false" fo:line-height="100%" fo:orphans="0" fo:widows="0"/>
      <style:text-properties fo:background-color="#ffffff"/>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15%"/>
    </style:style>
    <style:style style:name="P12" style:family="paragraph" style:parent-style-name="Standard" style:master-page-name="Standard">
      <style:paragraph-properties fo:margin-top="0in" fo:margin-bottom="0in" loext:contextual-spacing="false" style:page-number="1"/>
      <style:text-properties fo:font-weight="bold" style:font-weight-asian="bold" fo:background-color="#ffffff"/>
    </style:style>
    <style:style style:name="P13" style:family="paragraph" style:parent-style-name="Standard">
      <style:paragraph-properties fo:margin-left="0in" fo:margin-right="0in" fo:margin-top="0in" fo:margin-bottom="0in" loext:contextual-spacing="false" fo:text-indent="0.5in" style:auto-text-indent="false"/>
    </style:style>
    <style:style style:name="P14" style:family="paragraph" style:parent-style-name="Standard">
      <style:paragraph-properties fo:margin-left="0in" fo:margin-right="0in" fo:margin-top="0in" fo:margin-bottom="0in" loext:contextual-spacing="false" fo:text-indent="0.5in" style:auto-text-indent="false"/>
      <style:text-properties fo:background-color="#ffffff"/>
    </style:style>
    <style:style style:name="P15" style:family="paragraph" style:parent-style-name="Standard">
      <style:paragraph-properties fo:margin-left="0in" fo:margin-right="0in" fo:margin-top="0in" fo:margin-bottom="0.139in" loext:contextual-spacing="false" fo:line-height="100%" fo:text-indent="0.5in" style:auto-text-indent="false"/>
    </style:style>
    <style:style style:name="P16" style:family="paragraph" style:parent-style-name="Standard" style:list-style-name="WWNum2">
      <style:paragraph-properties fo:margin-left="0.5in" fo:margin-right="0in" fo:margin-top="0in" fo:margin-bottom="0.139in" loext:contextual-spacing="true" fo:line-height="100%" fo:text-align="justify" style:justify-single-word="false" fo:text-indent="-0.25in" style:auto-text-indent="false"/>
    </style:style>
    <style:style style:name="P17" style:family="paragraph" style:parent-style-name="Standard" style:list-style-name="WWNum1">
      <style:paragraph-properties fo:margin-left="0.5in" fo:margin-right="0in" fo:margin-top="0in" fo:margin-bottom="0in" loext:contextual-spacing="true" fo:orphans="0" fo:widows="0" fo:text-indent="-0.25in" style:auto-text-indent="false"/>
    </style:style>
    <style:style style:name="P18" style:family="paragraph" style:parent-style-name="Standard" style:list-style-name="WWNum4">
      <style:paragraph-properties fo:margin-left="0.5in" fo:margin-right="0in" fo:margin-top="0in" fo:margin-bottom="0in" loext:contextual-spacing="true" fo:orphans="0" fo:widows="0" fo:text-indent="-0.25in" style:auto-text-indent="false"/>
    </style:style>
    <style:style style:name="P19"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20"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21"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22" style:family="paragraph" style:parent-style-name="Standard">
      <style:paragraph-properties fo:margin-top="0in" fo:margin-bottom="0.139in" loext:contextual-spacing="false" fo:line-height="100%"/>
    </style:style>
    <style:style style:name="P23" style:family="paragraph" style:parent-style-name="Standard">
      <style:paragraph-properties fo:margin-top="0in" fo:margin-bottom="0.139in" loext:contextual-spacing="false" fo:line-height="100%" fo:text-align="justify" style:justify-single-word="false"/>
    </style:style>
    <style:style style:name="P24" style:family="paragraph" style:parent-style-name="Standard">
      <style:paragraph-properties fo:margin-left="0.5in" fo:margin-right="0in" fo:margin-top="0in" fo:margin-bottom="0in" loext:contextual-spacing="false" fo:text-indent="0in" style:auto-text-indent="false"/>
    </style:style>
    <style:style style:name="P25" style:family="paragraph" style:parent-style-name="Standard">
      <style:paragraph-properties fo:margin-left="0.5in" fo:margin-right="0in" fo:margin-top="0in" fo:margin-bottom="0in" loext:contextual-spacing="false" fo:text-indent="0in" style:auto-text-indent="false"/>
      <style:text-properties fo:font-weight="bold" style:font-weight-asian="bold" fo:background-color="#ffffff"/>
    </style:style>
    <style:style style:name="P26" style:family="paragraph" style:parent-style-name="Standard">
      <style:paragraph-properties fo:margin-left="0.5in" fo:margin-right="0in" fo:margin-top="0in" fo:margin-bottom="0in" loext:contextual-spacing="false" fo:text-indent="0in" style:auto-text-indent="false"/>
      <style:text-properties fo:background-color="#ffffff"/>
    </style:style>
    <style:style style:name="P27"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8" style:family="paragraph" style:parent-style-name="Standard">
      <style:paragraph-properties fo:margin-top="0.0835in" fo:margin-bottom="0.1665in" loext:contextual-spacing="false" fo:line-height="100%" fo:text-align="end" style:justify-single-word="false"/>
    </style:style>
    <style:style style:name="P29" style:family="paragraph" style:parent-style-name="Standard">
      <style:paragraph-properties fo:margin-left="-0.0799in" fo:margin-right="0in" fo:margin-top="0in" fo:margin-bottom="0in" loext:contextual-spacing="false" fo:text-align="end" style:justify-single-word="false" fo:text-indent="0in" style:auto-text-indent="false"/>
    </style:style>
    <style:style style:name="P30" style:family="paragraph" style:parent-style-name="Standard">
      <style:paragraph-properties fo:margin-left="0in" fo:margin-right="-0.052in" fo:margin-top="0in" fo:margin-bottom="0in" loext:contextual-spacing="false" fo:text-align="justify" style:justify-single-word="false" fo:text-indent="0in" style:auto-text-indent="false"/>
    </style:style>
    <style:style style:name="P31" style:family="paragraph" style:parent-style-name="Standard">
      <style:paragraph-properties fo:margin-left="0.0236in" fo:margin-right="0in" fo:margin-top="0in" fo:margin-bottom="0in" loext:contextual-spacing="false" fo:text-indent="0in" style:auto-text-indent="false"/>
    </style:style>
    <style:style style:name="P32" style:family="paragraph" style:parent-style-name="Standard">
      <style:paragraph-properties fo:margin-left="0.0236in" fo:margin-right="0in" fo:margin-top="0in" fo:margin-bottom="0in" loext:contextual-spacing="false" fo:text-align="justify" style:justify-single-word="false" fo:text-indent="0in" style:auto-text-indent="false"/>
    </style:style>
    <style:style style:name="P33" style:family="paragraph" style:parent-style-name="Standard">
      <style:paragraph-properties fo:margin-left="0.0236in" fo:margin-right="0in" fo:margin-top="0in" fo:margin-bottom="0.139in" loext:contextual-spacing="false" fo:line-height="100%" fo:text-indent="0in" style:auto-text-indent="false"/>
    </style:style>
    <style:style style:name="P34"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35"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0000ff" style:text-underline-style="solid" style:text-underline-width="auto" style:text-underline-color="font-color" fo:background-color="#ffffff"/>
    </style:style>
    <style:style style:name="T8" style:family="text">
      <style:text-properties fo:color="#31849b" fo:font-weight="bold" style:font-weight-asian="bold"/>
    </style:style>
    <style:style style:name="T9" style:family="text">
      <style:text-properties fo:font-size="14pt" fo:font-weight="bold" style:font-size-asian="14pt" style:font-weight-asian="bold" style:font-size-complex="14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ext:soft-page-break/>
        <table:table-row table:style-name="Table1.1">
          <table:table-cell table:style-name="Table1.A1" office:value-type="string">
            <text:p text:style-name="P1"><text:span text:style-name="T1">SUMMARY OF QUALIFICATION:</text:span></text:p>
          </table:table-cell>
        </table:table-row>
      </table:table>
      <text:p text:style-name="P14"><text:soft-page-break/></text:p>
      <text:p text:style-name="P13"><text:span text:style-name="T4">Front-end/Back-end developer with 10+ years of IT experience and 5+ years experience dedicated to web-development and security auditing of web applications. Over the 9 years I was working on a various positions and different departments in a big Cloud and Shared Hosting company: 5 of them were in Tech Support(Customer Relation) department and 4 in IT as a Ruby/Rails developer. Now I am a Software Engineer at Sphere Inc. My previous experience includes:</text:span></text:p>
      <text:p text:style-name="P14"/>
      <text:list xml:id="list6060830953459574859" text:style-name="WWNum2">
        <text:list-item>
          <text:p text:style-name="P16">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6">Work as a Team Lead within more than 5 projects leading both local and remote team members. Mentoring and supervising junior and middle ruby/js developers.</text:p>
        </text:list-item>
        <text:list-item>
          <text:p text:style-name="P16">Collaborating with remote team members from Romania, India and the USA. </text:p>
        </text:list-item>
        <text:list-item>
          <text:p text:style-name="P16">Work with legacy code, refactoring and optimizing web-applications.</text:p>
        </text:list-item>
        <text:list-item>
          <text:p text:style-name="P16">Security researching and legal penetration testing. </text:p>
        </text:list-item>
      </text:list>
      <text:p text:style-name="P23"/>
      <table:table table:name="Table2" table:style-name="Table2">
        <table:table-column table:style-name="Table2.A"/>
        <text:soft-page-break/>
        <table:table-row table:style-name="Table2.1">
          <table:table-cell table:style-name="Table2.A1" office:value-type="string">
            <text:p text:style-name="P3"><text:span text:style-name="T1">PERSONAL INFORMATION:</text:span></text:p>
          </table:table-cell>
        </table:table-row>
      </table:table>
      <text:p text:style-name="P4"><text:soft-page-break/></text:p>
      <text:p text:style-name="P1"><text:span text:style-name="T4">LinkedIn: </text:span><text:a xlink:type="simple" xlink:href="https://ua.linkedin.com/in/rrott" text:style-name="Internet_20_link" text:visited-style-name="Visited_20_Internet_20_Link"><text:span text:style-name="T5">https://ua.linkedin.com/in/rrott</text:span></text:a><text:span text:style-name="T4"> <text:s/>GitHub: </text:span><text:a xlink:type="simple" xlink:href="https://github.com/rrott" text:style-name="Internet_20_link" text:visited-style-name="Visited_20_Internet_20_Link"><text:span text:style-name="T5">https://github.com/rrott</text:span></text:a><text:span text:style-name="T4"> <text:s/>Portfolio: </text:span><text:a xlink:type="simple" xlink:href="https://rrott.com" text:style-name="Internet_20_link" text:visited-style-name="Visited_20_Internet_20_Link"><text:span text:style-name="T5">https://rrott.com</text:span></text:a></text:p>
      <text:p text:style-name="P4"/>
      <table:table table:name="Table3" table:style-name="Table3">
        <table:table-column table:style-name="Table3.A"/>
        <text:soft-page-break/>
        <table:table-row table:style-name="Table3.1">
          <table:table-cell table:style-name="Table3.A1" office:value-type="string">
            <text:p text:style-name="P1"><text:span text:style-name="T1">SKILLS:</text:span></text:p>
          </table:table-cell>
        </table:table-row>
      </table:table>
      <text:p text:style-name="P14"><text:soft-page-break/></text:p>
      <text:p text:style-name="P13"><text:span text:style-name="T4">These are only a few technologies that I use on a daily basis while there are a lot of interesting libraries in the Ruby and JS worlds that I used for self-development:</text:span></text:p>
      <text:p text:style-name="P25"/>
      <text:p text:style-name="P24"><text:span text:style-name="T3">Ruby, JavaScript/ES6/CoffeeScript <text:tab/></text:span><text:span text:style-name="T4">- as main languages.</text:span></text:p>
      <text:p text:style-name="P24"><text:span text:style-name="T3">Ruby on Rails, Sinatra/Padrino</text:span><text:span text:style-name="T4"><text:tab/> <text:tab/>- as Ruby frameworks.</text:span></text:p>
      <text:p text:style-name="P24"><text:span text:style-name="T3">React/Redux<text:tab/><text:tab/> <text:tab/><text:tab/> <text:tab/></text:span><text:span text:style-name="T4">- as JS frameworks for creating SPA</text:span></text:p>
      <text:p text:style-name="P24"><text:span text:style-name="T3">Rspec/Capybara, Jasmine</text:span><text:span text:style-name="T4"><text:tab/><text:tab/> <text:tab/>- as test frameworks.</text:span></text:p>
      <text:p text:style-name="P26"/>
      <text:p text:style-name="P1"><text:span text:style-name="T4"><text:tab/></text:span><text:span text:style-name="T3">Familiar with:</text:span><text:span text:style-name="T4"> ECMAScript 6, JS, JQuery, Node.js, Trailblazer, Grape, Rabl, Haml, SASS, HTML5, Redis, Docker, Chef, Capistrano, Bash, Burp, etc. </text:span></text:p>
      <text:p text:style-name="P4"/>
      <table:table table:name="Table4" table:style-name="Table4">
        <table:table-column table:style-name="Table4.A"/>
        <text:soft-page-break/>
        <table:table-row table:style-name="Table4.1">
          <table:table-cell table:style-name="Table4.A1" office:value-type="string">
            <text:p text:style-name="P1"><text:span text:style-name="T1">EDUCATION</text:span></text:p>
          </table:table-cell>
        </table:table-row>
      </table:table>
      <text:p text:style-name="P2"><text:soft-page-break/></text:p>
      <text:p text:style-name="P1"><text:span text:style-name="T3">Zaporizhzhya National University of Ukraine</text:span></text:p>
      <text:p text:style-name="P13"><text:span text:style-name="T4">Specialty: <text:tab/>Economic Cybernetics;</text:span></text:p>
      <text:p text:style-name="P13"><text:span text:style-name="T4">Degree: <text:tab/>Mathematician, Economist. Second cycle of higher education.</text:span></text:p>
      <text:p text:style-name="P2"/>
      <table:table table:name="Table5" table:style-name="Table5">
        <table:table-column table:style-name="Table5.A"/>
        <text:soft-page-break/>
        <table:table-row table:style-name="Table5.1">
          <table:table-cell table:style-name="Table5.A1" office:value-type="string">
            <text:p text:style-name="P1"><text:span text:style-name="T1">SPECIAL KNOWLEDGES</text:span></text:p>
          </table:table-cell>
        </table:table-row>
      </table:table>
      <text:p text:style-name="P2"><text:soft-page-break/></text:p>
      <text:p text:style-name="P1"><text:span text:style-name="T3">Web Application Security Researcher:</text:span></text:p>
      <text:list xml:id="list6137703976132463329" text:style-name="WWNum1">
        <text:list-item>
          <text:p text:style-name="P17"><text:span text:style-name="T4">My interest in ethical hacking has resulted in dozens of found and reported security issues in such services as: rubygems.org, ZeroMail, tagged.com, etc</text:span></text:p>
        </text:list-item>
        <text:list-item>
          <text:p text:style-name="P17"><text:span text:style-name="T4">I took part in a CTF(Capture The Flag security game) as a Game Master and designed several vulnerable web applications for </text:span><text:span text:style-name="T3">UISGCon</text:span><text:span text:style-name="T4"> #10, #11, #12 (2014-2016) - Ukrainian InfoSec conference. </text:span></text:p>
        </text:list-item>
        <text:list-item>
          <text:p text:style-name="P17"><text:span text:style-name="T4">Prepared CTF game for </text:span><text:span text:style-name="T3">«HackIT-2015»</text:span><text:span text:style-name="T4"> the Cybersecurity Olympiad and International forum </text:span><text:span text:style-name="T3">«Cybersecurity: Ukraine and the world»</text:span></text:p>
        </text:list-item>
      </text:list>
      <text:p text:style-name="P5"/>
      <text:p text:style-name="P3"><text:span text:style-name="T3">Community development:</text:span></text:p>
      <text:list xml:id="list6112152999415033140" text:style-name="WWNum4">
        <text:list-item>
          <text:p text:style-name="P18"><text:span text:style-name="T4">Contributed to open source projects, e.g.: </text:span><text:a xlink:type="simple" xlink:href="https://github.com/react-toolbox/react-toolbox/pulls?utf8=%E2%9C%93&amp;q=is%3Apr%20author%3Arrott" text:style-name="Internet_20_link" text:visited-style-name="Visited_20_Internet_20_Link"><text:span text:style-name="T5">react-toolbox</text:span></text:a><text:span text:style-name="T4"> </text:span><text:a xlink:type="simple" xlink:href="https://gitlab.com/gitlab-org/gitlab-ce/merge_requests/2690#note_3543658" text:style-name="Internet_20_link" text:visited-style-name="Visited_20_Internet_20_Link"><text:span text:style-name="T5">gitlab-ce</text:span></text:a><text:span text:style-name="T4"> </text:span><text:a xlink:type="simple" xlink:href="https://github.com/floere/phony/pull/180" text:style-name="Internet_20_link" text:visited-style-name="Visited_20_Internet_20_Link"><text:span text:style-name="T5">phony</text:span></text:a><text:span text:style-name="T4"> </text:span><text:a xlink:type="simple" xlink:href="https://github.com/dnesteryuk/site_prism.vcr/pull/3" text:style-name="Internet_20_link" text:visited-style-name="Visited_20_Internet_20_Link"><text:span text:style-name="T5">site_prism.vcr</text:span></text:a></text:p>
        </text:list-item>
        <text:list-item>
          <text:p text:style-name="P18"><text:span text:style-name="T4">Held “Ruby for pentesters” presentation on the </text:span><text:a xlink:type="simple" xlink:href="https://www.owasp.org/index.php/Kyiv" text:style-name="Internet_20_link" text:visited-style-name="Visited_20_Internet_20_Link"><text:span text:style-name="T5">OWASP Kyiv</text:span></text:a><text:span text:style-name="T4"> Chapter meetup.</text:span></text:p>
        </text:list-item>
        <text:list-item>
          <text:p text:style-name="P18"><text:span text:style-name="T4">Had a speech on the </text:span><text:a xlink:type="simple" xlink:href="https://www.facebook.com/RubyMeditation/posts/1122062657874189" text:style-name="Internet_20_link" text:visited-style-name="Visited_20_Internet_20_Link"><text:span text:style-name="T5">11th Ruby Meditation</text:span></text:a><text:span text:style-name="T4"> meetup.</text:span></text:p>
        </text:list-item>
        <text:list-item>
          <text:p text:style-name="P18"><text:span text:style-name="T4">Partnered with 4 other developers to plan and execute 3 Front-End Meetups and the very first </text:span><text:a xlink:type="simple" xlink:href="http://www.vr-online.ru/blog/24hack-khakaton-v-zaporozhe-8785" text:style-name="Internet_20_link" text:visited-style-name="Visited_20_Internet_20_Link"><text:span text:style-name="T7">Hackathon in Zaporizhzhya</text:span></text:a><text:span text:style-name="T4"> city.</text:span></text:p>
        </text:list-item>
      </text:list>
      <text:p text:style-name="P5"/>
      <text:p text:style-name="P1"><text:span text:style-name="T3">Languages: </text:span><text:span text:style-name="T4">English – upper-intermediate level. Ukrainian, Russian – native.</text:span></text:p>
      <text:p text:style-name="P4"/>
      <text:p text:style-name="P4"/>
      <table:table table:name="Table6" table:style-name="Table6">
        <table:table-column table:style-name="Table6.A"/>
        <text:soft-page-break/>
        <table:table-row table:style-name="Table6.1">
          <table:table-cell table:style-name="Table6.A1" office:value-type="string">
            <text:p text:style-name="P1"><text:span text:style-name="T1">SUMMARY OF EXPERIENCE:</text:span></text:p>
          </table:table-cell>
        </table:table-row>
      </table:table>
      <text:p text:style-name="P15"><text:soft-page-break/>Detailed portfolio can be found at: <text:a xlink:type="simple" xlink:href="https://rrott.com/portfolio/" text:style-name="Internet_20_link" text:visited-style-name="Visited_20_Internet_20_Link"><text:span text:style-name="T6">https://rrott.com/portfolio/</text:span></text:a></text:p>
      <table:table table:name="Table7" table:style-name="Table7">
        <table:table-column table:style-name="Table7.A"/>
        <table:table-column table:style-name="Table7.B"/>
        <table:table-row table:style-name="Table7.1">
          <table:table-cell table:style-name="Table7.A1" office:value-type="string">
            <text:p text:style-name="P27"><text:span text:style-name="T8">Company:</text:span></text:p>
          </table:table-cell>
          <table:table-cell table:style-name="Table7.B1" office:value-type="string">
            <text:p text:style-name="P1"><text:span text:style-name="T2">Sphere Software <text:s text:c="47"/>Mar 2016 – Present</text:span></text:p>
            <text:p text:style-name="P1"/>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1"><text:span text:style-name="T2">Groupon, Chicago IL</text:span></text:p>
          </table:table-cell>
        </table:table-row>
        <table:table-row table:style-name="Table7.1">
          <table:table-cell table:style-name="Table7.A3" office:value-type="string">
            <text:p text:style-name="P29"><text:span text:style-name="T8">Project Description:</text:span></text:p>
          </table:table-cell>
          <table:table-cell table:style-name="Table7.B3" office:value-type="string">
            <text:p text:style-name="P30">Groupon is an US e-commerce marketplace. I am working on their notification engine that handles reservation related notifications for Online Booking. It consists of a web server and a set of background workers. The web server exposes endpoints to configure notification profiles and settings as well as callbacks received from the SMS/Calls service. </text:p>
            <text:p text:style-name="P30"/>
          </table:table-cell>
        </table:table-row>
        <table:table-row table:style-name="Table7.1">
          <table:table-cell table:style-name="Table7.A4" office:value-type="string">
            <text:p text:style-name="P29"><text:span text:style-name="T8">Customer:</text:span></text:p>
          </table:table-cell>
          <table:table-cell table:style-name="Table7.B4" office:value-type="string">
            <text:p text:style-name="P7">US company <text:a xlink:type="simple" xlink:href="https://groupon.com/" text:style-name="Internet_20_link" text:visited-style-name="Visited_20_Internet_20_Link"><text:span text:style-name="T6">https://groupon.com/</text:span></text:a></text:p>
          </table:table-cell>
        </table:table-row>
        <table:table-row table:style-name="Table7.1">
          <table:table-cell table:style-name="Table7.A5" office:value-type="string">
            <text:p text:style-name="P8"><text:span text:style-name="T8">Project Role:</text:span></text:p>
          </table:table-cell>
          <table:table-cell table:style-name="Table7.B5" office:value-type="string">
            <text:p text:style-name="P7">Back-end developer</text:p>
          </table:table-cell>
        </table:table-row>
        <table:table-row table:style-name="Table7.1">
          <table:table-cell table:style-name="Table7.A6" office:value-type="string">
            <text:p text:style-name="P8"><text:span text:style-name="T8">Responsibilities:</text:span></text:p>
          </table:table-cell>
          <table:table-cell table:style-name="Table7.B6" office:value-type="string">
            <text:list xml:id="list6426920063475266358" text:style-name="WWNum3">
              <text:list-item>
                <text:p text:style-name="P19"><text:span text:style-name="T4">Was implementing back-end entities and business logic.</text:span></text:p>
              </text:list-item>
              <text:list-item>
                <text:p text:style-name="P19">API design.</text:p>
              </text:list-item>
            </text:list>
            <text:p text:style-name="P9"/>
          </table:table-cell>
        </table:table-row>
        <table:table-row table:style-name="Table7.1">
          <table:table-cell table:style-name="Table7.A7" office:value-type="string">
            <text:p text:style-name="P8"><text:span text:style-name="T8">Project Team Size:</text:span></text:p>
          </table:table-cell>
          <table:table-cell table:style-name="Table7.B7" office:value-type="string">
            <text:p text:style-name="P9"><text:span text:style-name="T4">Worked as a part of a big distributed team.</text:span></text:p>
          </table:table-cell>
        </table:table-row>
        <table:table-row table:style-name="Table7.1">
          <table:table-cell table:style-name="Table7.A8" office:value-type="string">
            <text:p text:style-name="P8"><text:span text:style-name="T8">Tools &amp; Technologies:</text:span></text:p>
          </table:table-cell>
          <table:table-cell table:style-name="Table7.B8" office:value-type="string">
            <text:p text:style-name="P1">Ruby on Rails 4, Redis, groupon specific services/APIs.</text:p>
            <text:p text:style-name="P7"/>
            <text:p text:style-name="P7"/>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1"><text:span text:style-name="T2">Dabble, Chicago IL</text:span></text:p>
          </table:table-cell>
        </table:table-row>
        <table:table-row table:style-name="Table7.1">
          <table:table-cell table:style-name="Table7.A10" office:value-type="string">
            <text:p text:style-name="P29"><text:span text:style-name="T8">Project Description:</text:span></text:p>
          </table:table-cell>
          <table:table-cell table:style-name="Table7.B10" office:value-type="string">
            <text:p text:style-name="P30">Dabble is an online community marketplace for people to discover, teach and host unique and affordable one-time classes. Was working mostly on UI parts of the app using JS and CoffeeScript. Worked on migrating from old SSO to a new one , refactored and removed legacy code, was working on optimizing and <text:s/>performance enhancement. </text:p>
            <text:p text:style-name="P30"/>
          </table:table-cell>
        </table:table-row>
        <table:table-row table:style-name="Table7.1">
          <table:table-cell table:style-name="Table7.A11" office:value-type="string">
            <text:p text:style-name="P29"><text:span text:style-name="T8">Customer:</text:span></text:p>
          </table:table-cell>
          <table:table-cell table:style-name="Table7.B11" office:value-type="string">
            <text:p text:style-name="P7">US company <text:a xlink:type="simple" xlink:href="https://dabble.co/" text:style-name="Internet_20_link" text:visited-style-name="Visited_20_Internet_20_Link"><text:span text:style-name="T6">https://dabble.co/</text:span></text:a></text:p>
          </table:table-cell>
        </table:table-row>
        <table:table-row table:style-name="Table7.1">
          <table:table-cell table:style-name="Table7.A12" office:value-type="string">
            <text:p text:style-name="P8"><text:span text:style-name="T8">Project Role:</text:span></text:p>
          </table:table-cell>
          <table:table-cell table:style-name="Table7.B12" office:value-type="string">
            <text:p text:style-name="P7">Front-end, Back-end developer</text:p>
          </table:table-cell>
        </table:table-row>
        <table:table-row table:style-name="Table7.1">
          <table:table-cell table:style-name="Table7.A13" office:value-type="string">
            <text:p text:style-name="P8"><text:span text:style-name="T8">Responsibilities:</text:span></text:p>
          </table:table-cell>
          <table:table-cell table:style-name="Table7.B13" office:value-type="string">
            <text:list xml:id="list4413390805486" text:continue-numbering="true" text:style-name="WWNum3">
              <text:list-item>
                <text:p text:style-name="P21">Updating UI, Applying new design.</text:p>
              </text:list-item>
              <text:list-item>
                <text:p text:style-name="P21">Implementing back-end entities and business logic.</text:p>
              </text:list-item>
              <text:list-item>
                <text:p text:style-name="P21">Refactoring legacy code</text:p>
              </text:list-item>
            </text:list>
          </table:table-cell>
        </table:table-row>
        <table:table-row table:style-name="Table7.1">
          <table:table-cell table:style-name="Table7.A14" office:value-type="string">
            <text:p text:style-name="P8"><text:span text:style-name="T8">Project Team Size:</text:span></text:p>
          </table:table-cell>
          <table:table-cell table:style-name="Table7.B14" office:value-type="string">
            <text:p text:style-name="P7">~ 5 team members</text:p>
          </table:table-cell>
        </table:table-row>
        <table:table-row table:style-name="Table7.1">
          <table:table-cell table:style-name="Table7.A15" office:value-type="string">
            <text:p text:style-name="P8"><text:span text:style-name="T8">Tools &amp; Technologies:</text:span></text:p>
          </table:table-cell>
          <table:table-cell table:style-name="Table7.B15" office:value-type="string">
            <text:p text:style-name="P1">Ruby on Rails 4.2, Trailblazer, Cells, Roar, ActiveAdmin, CoffeeScript, jQuery</text:p>
            <text:p text:style-name="P7"/>
            <text:p text:style-name="P7"/>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Syft, London UK</text:span></text:p>
          </table:table-cell>
        </table:table-row>
        <table:table-row table:style-name="Table7.1">
          <table:table-cell table:style-name="Table7.A17" office:value-type="string">
            <text:p text:style-name="P29"><text:span text:style-name="T8">Project Description:</text:span></text:p>
          </table:table-cell>
          <table:table-cell table:style-name="Table7.B17" office:value-type="string">
            <text:p text:style-name="P7">Syft is a temporary staffing solution for the hospitality sector in London. Using the Syft mobile app and website, businesses can find temp staff quickly and easily basing on geolocation and required skills set. Joined the team to help them with rewriting and redesigning their API. Was working on implementing a new admin panel for that API. </text:p>
            <text:p text:style-name="P7"/>
          </table:table-cell>
        </table:table-row>
        <table:table-row table:style-name="Table7.1">
          <table:table-cell table:style-name="Table7.A18" office:value-type="string">
            <text:p text:style-name="P29"><text:span text:style-name="T8">Customer:</text:span></text:p>
          </table:table-cell>
          <table:table-cell table:style-name="Table7.B18" office:value-type="string">
            <text:p text:style-name="P7">UK company <text:a xlink:type="simple" xlink:href="https://syftapp.com" text:style-name="Internet_20_link" text:visited-style-name="Visited_20_Internet_20_Link"><text:span text:style-name="T6">https://syftapp.com</text:span></text:a></text:p>
          </table:table-cell>
        </table:table-row>
        <table:table-row table:style-name="Table7.1">
          <table:table-cell table:style-name="Table7.A19" office:value-type="string">
            <text:p text:style-name="P8"><text:span text:style-name="T8">Project Role:</text:span></text:p>
          </table:table-cell>
          <table:table-cell table:style-name="Table7.B19" office:value-type="string">
            <text:p text:style-name="P7">Front-end, Back-end developer</text:p>
          </table:table-cell>
        </table:table-row>
        <table:table-row table:style-name="Table7.1">
          <table:table-cell table:style-name="Table7.A20" office:value-type="string">
            <text:p text:style-name="P8"><text:span text:style-name="T8">Responsibilities:</text:span></text:p>
          </table:table-cell>
          <table:table-cell table:style-name="Table7.B20" office:value-type="string">
            <text:list xml:id="list4413628977511" text:continue-numbering="true" text:style-name="WWNum3">
              <text:list-item>
                <text:p text:style-name="P21">API design: specs, documentation.</text:p>
              </text:list-item>
              <text:list-item>
                <text:p text:style-name="P21">Implementing back-end entities and business logic.</text:p>
              </text:list-item>
              <text:list-item>
                <text:p text:style-name="P21">Writing UI part of the app using react+redux.</text:p>
              </text:list-item>
            </text:list>
          </table:table-cell>
        </table:table-row>
        <text:soft-page-break/>
        <table:table-row table:style-name="Table7.1">
          <table:table-cell table:style-name="Table7.A21" office:value-type="string">
            <text:p text:style-name="P8"><text:span text:style-name="T8">Project Team Size:</text:span></text:p>
          </table:table-cell>
          <table:table-cell table:style-name="Table7.B21" office:value-type="string">
            <text:p text:style-name="P7">~ 30 team members</text:p>
          </table:table-cell>
        </table:table-row>
        <table:table-row table:style-name="Table7.1">
          <table:table-cell table:style-name="Table7.A22" office:value-type="string">
            <text:p text:style-name="P8"><text:span text:style-name="T8">Tools &amp; Technologies:</text:span></text:p>
          </table:table-cell>
          <table:table-cell table:style-name="Table7.B22" office:value-type="string">
            <text:p text:style-name="P31">Ruby on Rails 5, Grape, Virtus, ES6, React+Redux, postgreSQL, Rspec, VCR, Factory Girl</text:p>
            <text:p text:style-name="P7"/>
            <text:p text:style-name="P7"/>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Chairlift Expense, Chicago IL, Kyiv Ukraine</text:span></text:p>
          </table:table-cell>
        </table:table-row>
        <table:table-row table:style-name="Table7.1">
          <table:table-cell table:style-name="Table7.A24" office:value-type="string">
            <text:p text:style-name="P29"><text:span text:style-name="T8">Project Description:</text:span></text:p>
          </table:table-cell>
          <table:table-cell table:style-name="Table7.B24" office:value-type="string">
            <text:p text:style-name="P7">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7"/>
          </table:table-cell>
        </table:table-row>
        <table:table-row table:style-name="Table7.1">
          <table:table-cell table:style-name="Table7.A25" office:value-type="string">
            <text:p text:style-name="P29"><text:span text:style-name="T8">Customer:</text:span></text:p>
          </table:table-cell>
          <table:table-cell table:style-name="Table7.B25" office:value-type="string">
            <text:p text:style-name="P7">US company. Internal project</text:p>
          </table:table-cell>
        </table:table-row>
        <table:table-row table:style-name="Table7.1">
          <table:table-cell table:style-name="Table7.A26" office:value-type="string">
            <text:p text:style-name="P8"><text:span text:style-name="T8">Project Role:</text:span></text:p>
          </table:table-cell>
          <table:table-cell table:style-name="Table7.B26" office:value-type="string">
            <text:p text:style-name="P7">Team Lead</text:p>
          </table:table-cell>
        </table:table-row>
        <table:table-row table:style-name="Table7.1">
          <table:table-cell table:style-name="Table7.A27" office:value-type="string">
            <text:p text:style-name="P8"><text:span text:style-name="T8">Responsibilities:</text:span></text:p>
          </table:table-cell>
          <table:table-cell table:style-name="Table7.B27" office:value-type="string">
            <text:list xml:id="list4412953376994" text:continue-numbering="true" text:style-name="WWNum3">
              <text:list-item>
                <text:p text:style-name="P21">Code reviews, estimating and allocating resources, writing stories. Decision-making and negotiating, communicating with the project owner.</text:p>
              </text:list-item>
              <text:list-item>
                <text:p text:style-name="P21">Writing code, making architectural decisions. </text:p>
              </text:list-item>
            </text:list>
          </table:table-cell>
        </table:table-row>
        <table:table-row table:style-name="Table7.1">
          <table:table-cell table:style-name="Table7.A28" office:value-type="string">
            <text:p text:style-name="P8"><text:span text:style-name="T8">Project Team Size:</text:span></text:p>
          </table:table-cell>
          <table:table-cell table:style-name="Table7.B28" office:value-type="string">
            <text:p text:style-name="P7">3 team members</text:p>
          </table:table-cell>
        </table:table-row>
        <table:table-row table:style-name="Table7.1">
          <table:table-cell table:style-name="Table7.A29" office:value-type="string">
            <text:p text:style-name="P8"><text:span text:style-name="T8">Tools &amp; Technologies:</text:span></text:p>
          </table:table-cell>
          <table:table-cell table:style-name="Table7.B29" office:value-type="string">
            <text:p text:style-name="P31">Ruby on Rails 5, ES6, React+Redux, Gulp, CSS, JSON, postgreSQL, Rspec, Capybara, Factory Girl</text:p>
            <text:p text:style-name="P32"/>
            <text:p text:style-name="P32"/>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Enova, Chicago IL</text:span></text:p>
          </table:table-cell>
        </table:table-row>
        <table:table-row table:style-name="Table7.1">
          <table:table-cell table:style-name="Table7.A31" office:value-type="string">
            <text:p text:style-name="P29"><text:span text:style-name="T8">Project Description:</text:span></text:p>
          </table:table-cell>
          <table:table-cell table:style-name="Table7.B31" office:value-type="string">
            <text:p text:style-name="P7">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p>
            <text:p text:style-name="P7"/>
          </table:table-cell>
        </table:table-row>
        <table:table-row table:style-name="Table7.1">
          <table:table-cell table:style-name="Table7.A32" office:value-type="string">
            <text:p text:style-name="P29"><text:span text:style-name="T8">Customer:</text:span></text:p>
          </table:table-cell>
          <table:table-cell table:style-name="Table7.B32" office:value-type="string">
            <text:p text:style-name="P7">US company <text:a xlink:type="simple" xlink:href="https://www.enova.com/" text:style-name="Internet_20_link" text:visited-style-name="Visited_20_Internet_20_Link"><text:span text:style-name="T6">https://www.enova.com/</text:span></text:a></text:p>
          </table:table-cell>
        </table:table-row>
        <table:table-row table:style-name="Table7.1">
          <table:table-cell table:style-name="Table7.A33" office:value-type="string">
            <text:p text:style-name="P8"><text:span text:style-name="T8">Project Role:</text:span></text:p>
          </table:table-cell>
          <table:table-cell table:style-name="Table7.B33" office:value-type="string">
            <text:p text:style-name="P7">Team Lead</text:p>
          </table:table-cell>
        </table:table-row>
        <table:table-row table:style-name="Table7.1">
          <table:table-cell table:style-name="Table7.A34" office:value-type="string">
            <text:p text:style-name="P8"><text:span text:style-name="T8">Responsibilities:</text:span></text:p>
          </table:table-cell>
          <table:table-cell table:style-name="Table7.B34" office:value-type="string">
            <text:list xml:id="list4412996116678" text:continue-numbering="true" text:style-name="WWNum3">
              <text:list-item>
                <text:p text:style-name="P21">Code reviews, estimating and allocating resources.</text:p>
              </text:list-item>
              <text:list-item>
                <text:p text:style-name="P21">Decision-making and negotiating.</text:p>
              </text:list-item>
              <text:list-item>
                <text:p text:style-name="P21">Writing new and refactoring legacy code.</text:p>
              </text:list-item>
            </text:list>
          </table:table-cell>
        </table:table-row>
        <table:table-row table:style-name="Table7.1">
          <table:table-cell table:style-name="Table7.A35" office:value-type="string">
            <text:p text:style-name="P8"><text:span text:style-name="T8">Project Team Size:</text:span></text:p>
          </table:table-cell>
          <table:table-cell table:style-name="Table7.B35" office:value-type="string">
            <text:p text:style-name="P7">3 team members</text:p>
          </table:table-cell>
        </table:table-row>
        <table:table-row table:style-name="Table7.1">
          <table:table-cell table:style-name="Table7.A36" office:value-type="string">
            <text:p text:style-name="P8"><text:span text:style-name="T8">Tools &amp; Technologies:</text:span></text:p>
          </table:table-cell>
          <table:table-cell table:style-name="Table7.B36" office:value-type="string">
            <text:p text:style-name="P33">Ruby, RoR, JS, Ember, CSS, Bootstrap, SOAP, JSON, postgreSQL/jsonb, Cucumber, Rspec, Capybara, VCR, JWT, Devise</text:p>
            <text:p text:style-name="P33"/>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Chairlift(Better Feedback), Chicago IL, Kyiv Ukraine</text:span></text:p>
          </table:table-cell>
        </table:table-row>
        <table:table-row table:style-name="Table7.1">
          <table:table-cell table:style-name="Table7.A38" office:value-type="string">
            <text:p text:style-name="P29"><text:span text:style-name="T8">Project Description:</text:span></text:p>
          </table:table-cell>
          <table:table-cell table:style-name="Table7.B38" office:value-type="string">
            <text:p text:style-name="P10"><text:span text:style-name="T4">Chairlift is a modern, cloud based HR solution that elevates employee performance and provides HR professionals with the insight to nourish workplace culture. It is an internal Sphere project I worked as a part of remote team. </text:span></text:p>
            <text:p text:style-name="P7"/>
          </table:table-cell>
        </table:table-row>
        <table:table-row table:style-name="Table7.1">
          <table:table-cell table:style-name="Table7.A39" office:value-type="string">
            <text:p text:style-name="P29"><text:span text:style-name="T8">Customer:</text:span></text:p>
          </table:table-cell>
          <table:table-cell table:style-name="Table7.B39" office:value-type="string">
            <text:p text:style-name="P7">US company. Internal project. <text:a xlink:type="simple" xlink:href="https://chairlift.io" text:style-name="Internet_20_link" text:visited-style-name="Visited_20_Internet_20_Link"><text:span text:style-name="T6">https://chairlift.io</text:span></text:a></text:p>
          </table:table-cell>
        </table:table-row>
        <table:table-row table:style-name="Table7.1">
          <table:table-cell table:style-name="Table7.A40" office:value-type="string">
            <text:p text:style-name="P8"><text:span text:style-name="T8">Project Role:</text:span></text:p>
          </table:table-cell>
          <table:table-cell table:style-name="Table7.B40" office:value-type="string">
            <text:p text:style-name="P7">Front-end, Back-end developer</text:p>
          </table:table-cell>
        </table:table-row>
        <text:soft-page-break/>
        <table:table-row table:style-name="Table7.1">
          <table:table-cell table:style-name="Table7.A41" office:value-type="string">
            <text:p text:style-name="P8"><text:span text:style-name="T8">Responsibilities:</text:span></text:p>
          </table:table-cell>
          <table:table-cell table:style-name="Table7.B41" office:value-type="string">
            <text:list xml:id="list4412426696209" text:continue-numbering="true" text:style-name="WWNum3">
              <text:list-item>
                <text:p text:style-name="P20"><text:span text:style-name="T4">Implemented several UI parts/features of the application using React, Redux and ES6.</text:span></text:p>
              </text:list-item>
              <text:list-item>
                <text:p text:style-name="P20"><text:span text:style-name="T4">Worked on back-end entities.</text:span></text:p>
              </text:list-item>
            </text:list>
            <text:p text:style-name="P6"/>
          </table:table-cell>
        </table:table-row>
        <table:table-row table:style-name="Table7.1">
          <table:table-cell table:style-name="Table7.A42" office:value-type="string">
            <text:p text:style-name="P8"><text:span text:style-name="T8">Project Team Size:</text:span></text:p>
          </table:table-cell>
          <table:table-cell table:style-name="Table7.B42" office:value-type="string">
            <text:p text:style-name="P7">10 team members</text:p>
          </table:table-cell>
        </table:table-row>
        <table:table-row table:style-name="Table7.1">
          <table:table-cell table:style-name="Table7.A43" office:value-type="string">
            <text:p text:style-name="P8"><text:span text:style-name="T8">Tools &amp; Technologies:</text:span></text:p>
          </table:table-cell>
          <table:table-cell table:style-name="Table7.B43" office:value-type="string">
            <text:p text:style-name="P31">Ruby on Rails 4.2, ES6, React+Redux, CSS, JSON, postgreSQL, Rspec, Factory Girl</text:p>
            <text:p text:style-name="P34"/>
          </table:table-cell>
        </table:table-row>
        <table:table-row table:style-name="Table7.1">
          <table:table-cell table:style-name="Table7.A1" office:value-type="string">
            <text:p text:style-name="P27"><text:span text:style-name="T8">Company:</text:span></text:p>
          </table:table-cell>
          <table:table-cell table:style-name="Table7.B1" office:value-type="string">
            <text:p text:style-name="P1"><text:span text:style-name="T2">Ira Rott Inc <text:s text:c="54"/>Jan 2015 – Mar 2016</text:span></text:p>
            <text:p text:style-name="P8"><text:span text:style-name="T2">(part time)</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1"><text:span text:style-name="T2">irarott.com, Ontario, Canada</text:span></text:p>
          </table:table-cell>
        </table:table-row>
        <table:table-row table:style-name="Table7.1">
          <table:table-cell table:style-name="Table7.A46" office:value-type="string">
            <text:p text:style-name="P29"><text:span text:style-name="T8">Project Description:</text:span></text:p>
          </table:table-cell>
          <table:table-cell table:style-name="Table7.B46" office:value-type="string">
            <text:p text:style-name="P23">Online shopping cart for selling digital material (pdf files with patterns) and is a kind of CMS that has almost everything customizable using admin page, beginning with adding new patterns, portfolios, creating standalone pages, categories etc and ending with changing all SEO-related parameters of this website.</text:p>
          </table:table-cell>
        </table:table-row>
        <table:table-row table:style-name="Table7.1">
          <table:table-cell table:style-name="Table7.A47" office:value-type="string">
            <text:p text:style-name="P29"><text:span text:style-name="T8">Customer:</text:span></text:p>
          </table:table-cell>
          <table:table-cell table:style-name="Table7.B47" office:value-type="string">
            <text:p text:style-name="P23">Canadian company <text:a xlink:type="simple" xlink:href="https://irarott.com" text:style-name="Internet_20_link" text:visited-style-name="Visited_20_Internet_20_Link"><text:span text:style-name="T6">https://irarott.com</text:span></text:a></text:p>
          </table:table-cell>
        </table:table-row>
        <table:table-row table:style-name="Table7.1">
          <table:table-cell table:style-name="Table7.A48" office:value-type="string">
            <text:p text:style-name="P8"><text:span text:style-name="T8">Project Role:</text:span></text:p>
          </table:table-cell>
          <table:table-cell table:style-name="Table7.B48" office:value-type="string">
            <text:p text:style-name="P23">Full-Stack Developer</text:p>
          </table:table-cell>
        </table:table-row>
        <table:table-row table:style-name="Table7.1">
          <table:table-cell table:style-name="Table7.A49" office:value-type="string">
            <text:p text:style-name="P8"><text:span text:style-name="T8">Responsibilities:</text:span></text:p>
          </table:table-cell>
          <table:table-cell table:style-name="Table7.B49" office:value-type="string">
            <text:list xml:id="list4412569382510" text:continue-numbering="true" text:style-name="WWNum3">
              <text:list-item>
                <text:p text:style-name="P21">creating back-end and frontend, admin page</text:p>
              </text:list-item>
              <text:list-item>
                <text:p text:style-name="P21">design, SEO-optimisation</text:p>
              </text:list-item>
              <text:list-item>
                <text:p text:style-name="P21">configuring and optimization of the web, SQL servers</text:p>
              </text:list-item>
              <text:list-item>
                <text:p text:style-name="P21">site migration, support current features and monitoring website's state.</text:p>
              </text:list-item>
            </text:list>
            <text:p text:style-name="P7"/>
          </table:table-cell>
        </table:table-row>
        <table:table-row table:style-name="Table7.1">
          <table:table-cell table:style-name="Table7.A50" office:value-type="string">
            <text:p text:style-name="P8"><text:span text:style-name="T8">Tools &amp; Technologies:</text:span></text:p>
          </table:table-cell>
          <table:table-cell table:style-name="Table7.B50" office:value-type="string">
            <text:p text:style-name="P22">Ruby 2.1, JavaScript, CoffeeScript, Padrino, Jquery, JS, SASS, Haml, ActiveRecord, Carrierwave, Poltergeist, Selenium, JSON, Newrelic, Sprockets, Nginx, PostgreSQL, Capistrano</text:p>
            <text:p text:style-name="P23"/>
          </table:table-cell>
        </table:table-row>
        <table:table-row table:style-name="Table7.1">
          <table:table-cell table:style-name="Table7.A1" office:value-type="string">
            <text:p text:style-name="P27"><text:span text:style-name="T8">Company:</text:span></text:p>
          </table:table-cell>
          <table:table-cell table:style-name="Table7.B1" office:value-type="string">
            <text:p text:style-name="P1"><text:span text:style-name="T2">Ecommerce LLC <text:s text:c="45"/>Sep 2012 – Oct 2015</text:span></text:p>
            <text:p text:style-name="P1"><text:span text:style-name="T2">Columbus OH, Zaporizhzhya Ukraine</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1"><text:span text:style-name="T2">CloudByIX, <text:s/></text:span></text:p>
          </table:table-cell>
        </table:table-row>
        <table:table-row table:style-name="Table7.53">
          <table:table-cell table:style-name="Table7.A53" office:value-type="string">
            <text:p text:style-name="P29"><text:span text:style-name="T8">Project Description:</text:span></text:p>
          </table:table-cell>
          <table:table-cell table:style-name="Table7.B53" office:value-type="string">
            <text:p text:style-name="P23">Cloud by IX is a Cloud Hosting service created for system and database administrators, web developers, resellers, hosting professionals and business infrastructure. The project is a Single Page JavaScript Application that integrates CloudStacks into current manage panel and billing system of Ecommerce.com's brands. Application has Ruby on Rails + Sinatra on back-end and backbone.js on front-end</text:p>
          </table:table-cell>
        </table:table-row>
        <table:table-row table:style-name="Table7.1">
          <table:table-cell table:style-name="Table7.A54" office:value-type="string">
            <text:p text:style-name="P29"><text:span text:style-name="T8">Customer:</text:span></text:p>
          </table:table-cell>
          <table:table-cell table:style-name="Table7.B54" office:value-type="string">
            <text:p text:style-name="P23">US Company <text:a xlink:type="simple" xlink:href="https://www.cloudbyix.com/" text:style-name="Internet_20_link" text:visited-style-name="Visited_20_Internet_20_Link"><text:span text:style-name="T6">https://www.cloudbyix.com/</text:span></text:a></text:p>
          </table:table-cell>
        </table:table-row>
        <table:table-row table:style-name="Table7.1">
          <table:table-cell table:style-name="Table7.A55" office:value-type="string">
            <text:p text:style-name="P8"><text:span text:style-name="T8">Project Role:</text:span></text:p>
          </table:table-cell>
          <table:table-cell table:style-name="Table7.B55" office:value-type="string">
            <text:p text:style-name="P23">Team Lead, Middle Ruby/JS developer</text:p>
          </table:table-cell>
        </table:table-row>
        <table:table-row table:style-name="Table7.1">
          <table:table-cell table:style-name="Table7.A56" office:value-type="string">
            <text:p text:style-name="P8"><text:span text:style-name="T8">Responsibilities:</text:span></text:p>
          </table:table-cell>
          <table:table-cell table:style-name="Table7.B56" office:value-type="string">
            <text:list xml:id="list4414266036962" text:continue-numbering="true" text:style-name="WWNum3">
              <text:list-item>
                <text:p text:style-name="P21">Creating UI that integrates current control panel with CloudStack. </text:p>
              </text:list-item>
              <text:list-item>
                <text:p text:style-name="P21">Design of UI components. </text:p>
              </text:list-item>
              <text:list-item>
                <text:p text:style-name="P21">Adapting SOAP API interface to JSON and vise verse. </text:p>
              </text:list-item>
              <text:list-item>
                <text:p text:style-name="P21">Supporting released features, updating functionality as it was required by MVP and Agile methodologies. </text:p>
              </text:list-item>
              <text:list-item>
                <text:p text:style-name="P21">Security researcher.</text:p>
              </text:list-item>
            </text:list>
          </table:table-cell>
        </table:table-row>
        <table:table-row table:style-name="Table7.1">
          <table:table-cell table:style-name="Table7.A57" office:value-type="string">
            <text:p text:style-name="P8"><text:span text:style-name="T8">Project Team Size:</text:span></text:p>
          </table:table-cell>
          <table:table-cell table:style-name="Table7.B57" office:value-type="string">
            <text:p text:style-name="P23">4 local developers, 1 remote developer, 3 QAs</text:p>
          </table:table-cell>
        </table:table-row>
        <table:table-row table:style-name="Table7.1">
          <table:table-cell table:style-name="Table7.A58" office:value-type="string">
            <text:p text:style-name="P8"><text:span text:style-name="T8">Tools &amp; Technologies:</text:span></text:p>
          </table:table-cell>
          <table:table-cell table:style-name="Table7.B58" office:value-type="string">
            <text:p text:style-name="P22">Ruby 1.9.7 and 2.1.3, CoffeeScript, Ruby on Rails 4.0, Sinatra, Backbone.js 1.1, Marionette.js, jQuery, Rspec 3.2, Capybara, Jasmine, VCR, site_prism.vcr, Capistrano, SASS, ROM, Guard, Node, Faye</text:p>
            <text:p text:style-name="P23"/>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Ordering Wizard</text:span></text:p>
          </table:table-cell>
        </table:table-row>
        <table:table-row table:style-name="Table7.1">
          <table:table-cell table:style-name="Table7.A60" office:value-type="string">
            <text:p text:style-name="P29"><text:span text:style-name="T8">Project Description:</text:span></text:p>
          </table:table-cell>
          <table:table-cell table:style-name="Table7.B60" office:value-type="string">
            <text:p text:style-name="P23">Ordering wizard for Cloud product on CloudByIx.com and IxWebhosting.com. This project is an integrated Single Page Application that allows to pre-configure and bye cloud product without using external payment services.</text:p>
          </table:table-cell>
        </table:table-row>
        <text:soft-page-break/>
        <table:table-row table:style-name="Table7.1">
          <table:table-cell table:style-name="Table7.A61" office:value-type="string">
            <text:p text:style-name="P29"><text:span text:style-name="T8">Customer:</text:span></text:p>
          </table:table-cell>
          <table:table-cell table:style-name="Table7.B61" office:value-type="string">
            <text:p text:style-name="P23">US Company <text:a xlink:type="simple" xlink:href="http://www.ixwebhosting.com/" text:style-name="Internet_20_link" text:visited-style-name="Visited_20_Internet_20_Link"><text:span text:style-name="T6">http://www.ixwebhosting.com/</text:span></text:a></text:p>
          </table:table-cell>
        </table:table-row>
        <table:table-row table:style-name="Table7.1">
          <table:table-cell table:style-name="Table7.A62" office:value-type="string">
            <text:p text:style-name="P8"><text:span text:style-name="T8">Project Role:</text:span></text:p>
          </table:table-cell>
          <table:table-cell table:style-name="Table7.B62" office:value-type="string">
            <text:p text:style-name="P23">Full-Stack Developer. </text:p>
          </table:table-cell>
        </table:table-row>
        <table:table-row table:style-name="Table7.1">
          <table:table-cell table:style-name="Table7.A63" office:value-type="string">
            <text:p text:style-name="P8"><text:span text:style-name="T8">Responsibilities:</text:span></text:p>
          </table:table-cell>
          <table:table-cell table:style-name="Table7.B63" office:value-type="string">
            <text:list xml:id="list4412374595858" text:continue-numbering="true" text:style-name="WWNum3">
              <text:list-item>
                <text:p text:style-name="P21">Creating UI that integrates SOAP API interface with control panel and CloudStack that uses JSON. </text:p>
              </text:list-item>
              <text:list-item>
                <text:p text:style-name="P21">Supporting released features, updating functionality as it was required by MVP and Agile methodologies.</text:p>
              </text:list-item>
            </text:list>
          </table:table-cell>
        </table:table-row>
        <table:table-row table:style-name="Table7.1">
          <table:table-cell table:style-name="Table7.A64" office:value-type="string">
            <text:p text:style-name="P8"><text:span text:style-name="T8">Project Team Size:</text:span></text:p>
          </table:table-cell>
          <table:table-cell table:style-name="Table7.B64" office:value-type="string">
            <text:p text:style-name="P23">3 developers and 2 QAs</text:p>
          </table:table-cell>
        </table:table-row>
        <table:table-row table:style-name="Table7.1">
          <table:table-cell table:style-name="Table7.A65" office:value-type="string">
            <text:p text:style-name="P8"><text:span text:style-name="T8">Tools &amp; Technologies:</text:span></text:p>
          </table:table-cell>
          <table:table-cell table:style-name="Table7.B65" office:value-type="string">
            <text:p text:style-name="P22">Ruby 2.1.3, CoffeeScript, Sinatra, Backbone.js, jQuery, Ruby on Rails 4.0, Rspec 3.2, Capybara, Jasmine, VCR, site_prism.vcr, Capistrano, SASS, ROM</text:p>
            <text:p text:style-name="P23"/>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IxWebhosting.com + HostExcellence.com</text:span></text:p>
          </table:table-cell>
        </table:table-row>
        <table:table-row table:style-name="Table7.1">
          <table:table-cell table:style-name="Table7.A67" office:value-type="string">
            <text:p text:style-name="P29"><text:span text:style-name="T8">Project Description:</text:span></text:p>
          </table:table-cell>
          <table:table-cell table:style-name="Table7.B67" office:value-type="string">
            <text:p text:style-name="P23">Landing pages for IxWebhosting.com and HostExcellence.com, This project contains pop-ups and bunch of landing pages for current and pre-sales products that give the company an opportunity to sale a product using one-click purchase tool or Opt-In for a new project that is not yet released.</text:p>
          </table:table-cell>
        </table:table-row>
        <table:table-row table:style-name="Table7.1">
          <table:table-cell table:style-name="Table7.A68" office:value-type="string">
            <text:p text:style-name="P29"><text:span text:style-name="T8">Customer:</text:span></text:p>
          </table:table-cell>
          <table:table-cell table:style-name="Table7.B68" office:value-type="string">
            <text:p text:style-name="P23">US Company <text:a xlink:type="simple" xlink:href="http://www.ixwebhosting.com/" text:style-name="Internet_20_link" text:visited-style-name="Visited_20_Internet_20_Link"><text:span text:style-name="T6">http://www.ixwebhosting.com/</text:span></text:a></text:p>
          </table:table-cell>
        </table:table-row>
        <table:table-row table:style-name="Table7.1">
          <table:table-cell table:style-name="Table7.A69" office:value-type="string">
            <text:p text:style-name="P8"><text:span text:style-name="T8">Project Role:</text:span></text:p>
          </table:table-cell>
          <table:table-cell table:style-name="Table7.B69" office:value-type="string">
            <text:p text:style-name="P23">Front-end Developer</text:p>
          </table:table-cell>
        </table:table-row>
        <table:table-row table:style-name="Table7.1">
          <table:table-cell table:style-name="Table7.A70" office:value-type="string">
            <text:p text:style-name="P8"><text:span text:style-name="T8">Responsibilities:</text:span></text:p>
          </table:table-cell>
          <table:table-cell table:style-name="Table7.B70" office:value-type="string">
            <text:list xml:id="list4412875514032" text:continue-numbering="true" text:style-name="WWNum3">
              <text:list-item>
                <text:p text:style-name="P21">Integrating design with current API and billing system.</text:p>
              </text:list-item>
              <text:list-item>
                <text:p text:style-name="P21">writing code needed for One-Click purchase tool.</text:p>
              </text:list-item>
            </text:list>
          </table:table-cell>
        </table:table-row>
        <table:table-row table:style-name="Table7.1">
          <table:table-cell table:style-name="Table7.A71" office:value-type="string">
            <text:p text:style-name="P8"><text:span text:style-name="T8">Project Team Size:</text:span></text:p>
          </table:table-cell>
          <table:table-cell table:style-name="Table7.B71" office:value-type="string">
            <text:p text:style-name="P23">2 developers, 1 designer, 1 QA</text:p>
          </table:table-cell>
        </table:table-row>
        <table:table-row table:style-name="Table7.1">
          <table:table-cell table:style-name="Table7.A72" office:value-type="string">
            <text:p text:style-name="P8"><text:span text:style-name="T8">Tools &amp; Technologies:</text:span></text:p>
          </table:table-cell>
          <table:table-cell table:style-name="Table7.B72" office:value-type="string">
            <text:p text:style-name="P22">Ruby 2.1.3, CoffeeScript, Ruby on Rails 4.0, jQuery, Rspec 3.2, Capybara, Jasmine, SASS, Faye, JSON</text:p>
            <text:p text:style-name="P23"/>
          </table:table-cell>
        </table:table-row>
        <table:table-row table:style-name="Table7.1">
          <table:table-cell table:style-name="Table7.A1" office:value-type="string">
            <text:p text:style-name="P27"><text:span text:style-name="T8">Company:</text:span></text:p>
          </table:table-cell>
          <table:table-cell table:style-name="Table7.B1" office:value-type="string">
            <text:p text:style-name="P1"><text:span text:style-name="T2">Independent or temporary projects, own projects.</text:span></text:p>
            <text:p text:style-name="P1"/>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Cybersecurity Olympiad «HackIT-2015» <text:s text:c="7"/>Jan 2015 - Mar 2015</text:span></text:p>
          </table:table-cell>
        </table:table-row>
        <table:table-row table:style-name="Table7.1">
          <table:table-cell table:style-name="Table7.A75" office:value-type="string">
            <text:p text:style-name="P29"><text:span text:style-name="T8">Project Description:</text:span></text:p>
          </table:table-cell>
          <table:table-cell table:style-name="Table7.B75" office:value-type="string">
            <text:p text:style-name="P23">«SecureVPN» is a service created for the Cybersecurity Olympiad «HackIT-2015» with deep integration of fake payment service that allowed users to get paid VPN server and connect to any other servers in the network. Service was based on an open-source project with hooks for OpenVPN that I had to rewrite for game's needs. The whole infrastructure had 2 VPN servers located in Amsterdam and Singapore, billing system located in Toronto and payment system in Singapore. Back-end was rewritten to add flags and integrate the product with 3rd party payment systems.</text:p>
          </table:table-cell>
        </table:table-row>
        <table:table-row table:style-name="Table7.1">
          <table:table-cell table:style-name="Table7.A76" office:value-type="string">
            <text:p text:style-name="P29"><text:span text:style-name="T8">Customer:</text:span></text:p>
          </table:table-cell>
          <table:table-cell table:style-name="Table7.B76" office:value-type="string">
            <text:p text:style-name="P23">Ukrainian Non-Government Organisation «Ukrainian Information Security Group»</text:p>
          </table:table-cell>
        </table:table-row>
        <table:table-row table:style-name="Table7.1">
          <table:table-cell table:style-name="Table7.A77" office:value-type="string">
            <text:p text:style-name="P8"><text:span text:style-name="T8">Project Role:</text:span></text:p>
          </table:table-cell>
          <table:table-cell table:style-name="Table7.B77" office:value-type="string">
            <text:p text:style-name="P23">Full-Stack developer, Game-Master's assistant.</text:p>
          </table:table-cell>
        </table:table-row>
        <table:table-row table:style-name="Table7.1">
          <table:table-cell table:style-name="Table7.A78" office:value-type="string">
            <text:p text:style-name="P8"><text:span text:style-name="T8">Responsibilities:</text:span></text:p>
          </table:table-cell>
          <table:table-cell table:style-name="Table7.B78" office:value-type="string">
            <text:list xml:id="list4413159274269" text:continue-numbering="true" text:style-name="WWNum3">
              <text:list-item>
                <text:p text:style-name="P21">Adding and configuring VPN, SQL and web servers using Chef. </text:p>
              </text:list-item>
              <text:list-item>
                <text:p text:style-name="P21">Integrating fake payment system with the services, </text:p>
              </text:list-item>
              <text:list-item>
                <text:p text:style-name="P21">adding vulnerabilities and fixing existent ones.</text:p>
              </text:list-item>
            </text:list>
          </table:table-cell>
        </table:table-row>
        <table:table-row table:style-name="Table7.1">
          <table:table-cell table:style-name="Table7.A79" office:value-type="string">
            <text:p text:style-name="P8"><text:span text:style-name="T8">Project Team Size:</text:span></text:p>
          </table:table-cell>
          <table:table-cell table:style-name="Table7.B79" office:value-type="string">
            <text:p text:style-name="P23">1 developer, 2 game masters, 2 security researchers. </text:p>
          </table:table-cell>
        </table:table-row>
        <table:table-row table:style-name="Table7.1">
          <table:table-cell table:style-name="Table7.A80" office:value-type="string">
            <text:p text:style-name="P8"><text:span text:style-name="T8">Tools &amp; Technologies:</text:span></text:p>
          </table:table-cell>
          <table:table-cell table:style-name="Table7.B80" office:value-type="string">
            <text:p text:style-name="P22">Ruby 2.1, Ruby on Rails 4.2, Chef</text:p>
          </table:table-cell>
        </table:table-row>
        <text:soft-page-break/>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UISGCon 11(2015) <text:s text:c="43"/>Oct 2015 - Dec 2015</text:span></text:p>
          </table:table-cell>
        </table:table-row>
        <table:table-row table:style-name="Table7.1">
          <table:table-cell table:style-name="Table7.A82" office:value-type="string">
            <text:p text:style-name="P8"><text:span text:style-name="T8">Project Description:</text:span></text:p>
          </table:table-cell>
          <table:table-cell table:style-name="Table7.B82" office:value-type="string">
            <text:p text:style-name="P23">«FindMeGetMe» is a fake Dating website with an API for mobile application created for a CTF(Capture The Flag hacking game) organised for UISGCon 11(2015) - Ukrainian InfoSec conference held by Non-Government Organisation «Ukrainian Information Security Group» This Fake Dating website was created for security researchers and had no real users or profiles. It was created with a pre-defined vulnerabilities related to Redis and Sockets. I used a Free design and added vulnerable Rack application that gets photos from Redis service using Sockets technology.</text:p>
          </table:table-cell>
        </table:table-row>
        <table:table-row table:style-name="Table7.1">
          <table:table-cell table:style-name="Table7.A83" office:value-type="string">
            <text:p text:style-name="P8"><text:span text:style-name="T8">Customer:</text:span></text:p>
          </table:table-cell>
          <table:table-cell table:style-name="Table7.B83" office:value-type="string">
            <text:p text:style-name="P23">Ukrainian Non-Government Organisation «Ukrainian Information Security Group»</text:p>
            <text:p text:style-name="P23"><text:a xlink:type="simple" xlink:href="https://uisgcon.org/" text:style-name="Internet_20_link" text:visited-style-name="Visited_20_Internet_20_Link"><text:span text:style-name="T6">https://uisgcon.org/</text:span></text:a></text:p>
          </table:table-cell>
        </table:table-row>
        <table:table-row table:style-name="Table7.1">
          <table:table-cell table:style-name="Table7.A84" office:value-type="string">
            <text:p text:style-name="P8"><text:span text:style-name="T8">Project Role:</text:span></text:p>
          </table:table-cell>
          <table:table-cell table:style-name="Table7.B84" office:value-type="string">
            <text:p text:style-name="P23">Full-Stack developer, second Game-Master</text:p>
          </table:table-cell>
        </table:table-row>
        <table:table-row table:style-name="Table7.1">
          <table:table-cell table:style-name="Table7.A85" office:value-type="string">
            <text:p text:style-name="P8"><text:span text:style-name="T8">Responsibilities:</text:span></text:p>
          </table:table-cell>
          <table:table-cell table:style-name="Table7.B85" office:value-type="string">
            <text:list xml:id="list4412558886807" text:continue-numbering="true" text:style-name="WWNum3">
              <text:list-item>
                <text:p text:style-name="P21">Creating back-end</text:p>
              </text:list-item>
              <text:list-item>
                <text:p text:style-name="P21">integrating design</text:p>
              </text:list-item>
              <text:list-item>
                <text:p text:style-name="P21">configuring and optimising web, Redis servers, </text:p>
              </text:list-item>
              <text:list-item>
                <text:p text:style-name="P21">monitoring services and the application during the games. </text:p>
              </text:list-item>
              <text:list-item>
                <text:p text:style-name="P21">Creating API for a mobile app.</text:p>
              </text:list-item>
              <text:list-item>
                <text:p text:style-name="P21">Creating mobile app using React native. </text:p>
              </text:list-item>
            </text:list>
          </table:table-cell>
        </table:table-row>
        <table:table-row table:style-name="Table7.1">
          <table:table-cell table:style-name="Table7.A86" office:value-type="string">
            <text:p text:style-name="P8"><text:span text:style-name="T8">Project Team Size:</text:span></text:p>
          </table:table-cell>
          <table:table-cell table:style-name="Table7.B86" office:value-type="string">
            <text:p text:style-name="P23">1 developer, 2 game masters, 2 security researchers. </text:p>
          </table:table-cell>
        </table:table-row>
        <table:table-row table:style-name="Table7.1">
          <table:table-cell table:style-name="Table7.A87" office:value-type="string">
            <text:p text:style-name="P8"><text:span text:style-name="T8">Tools &amp; Technologies:</text:span></text:p>
          </table:table-cell>
          <table:table-cell table:style-name="Table7.B87" office:value-type="string">
            <text:p text:style-name="P22">Ruby 2.2, Sinatra, Redis, JavaScript, React Native 0.15</text:p>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grunt-coffee-chain - grunt plugin</text:span></text:p>
          </table:table-cell>
        </table:table-row>
        <table:table-row table:style-name="Table7.1">
          <table:table-cell table:style-name="Table7.A89" office:value-type="string">
            <text:p text:style-name="P8"><text:span text:style-name="T8">Project Description:</text:span></text:p>
          </table:table-cell>
          <table:table-cell table:style-name="Table7.B89" office:value-type="string">
            <text:p text:style-name="P23">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90" office:value-type="string">
            <text:p text:style-name="P8"><text:span text:style-name="T8">Customer:</text:span></text:p>
          </table:table-cell>
          <table:table-cell table:style-name="Table7.B90" office:value-type="string">
            <text:p text:style-name="P23">Open Source Community </text:p>
          </table:table-cell>
        </table:table-row>
        <table:table-row table:style-name="Table7.1">
          <table:table-cell table:style-name="Table7.A91" office:value-type="string">
            <text:p text:style-name="P8"><text:span text:style-name="T8">Project Role:</text:span></text:p>
          </table:table-cell>
          <table:table-cell table:style-name="Table7.B91" office:value-type="string">
            <text:p text:style-name="P23">JavaScript developer</text:p>
          </table:table-cell>
        </table:table-row>
        <table:table-row table:style-name="Table7.1">
          <table:table-cell table:style-name="Table7.A92" office:value-type="string">
            <text:p text:style-name="P8"><text:span text:style-name="T8">Responsibilities:</text:span></text:p>
          </table:table-cell>
          <table:table-cell table:style-name="Table7.B92" office:value-type="string">
            <text:list xml:id="list4413496022714" text:continue-numbering="true" text:style-name="WWNum3">
              <text:list-item>
                <text:p text:style-name="P21">Full-stack developer</text:p>
              </text:list-item>
              <text:list-item>
                <text:p text:style-name="P21">Support of the OSS</text:p>
              </text:list-item>
            </text:list>
          </table:table-cell>
        </table:table-row>
        <table:table-row table:style-name="Table7.1">
          <table:table-cell table:style-name="Table7.A93" office:value-type="string">
            <text:p text:style-name="P8"><text:span text:style-name="T8">Tools &amp; Technologies:</text:span></text:p>
          </table:table-cell>
          <table:table-cell table:style-name="Table7.B93" office:value-type="string">
            <text:p text:style-name="P23">CoffeeScript, JavaScript, Node.js 0.10.15, Grunt 0.4, Sprockets, Snockets</text:p>
          </table:table-cell>
        </table:table-row>
        <table:table-row table:style-name="Table7.1">
          <table:table-cell table:style-name="Table7.A2" office:value-type="string">
            <text:p text:style-name="P28"><text:span text:style-name="T8">Project:</text:span></text:p>
          </table:table-cell>
          <table:table-cell table:style-name="Table7.B16" office:value-type="string">
            <text:p text:style-name="P1"><text:span text:style-name="T2">AsanaGodContact - ruby gem</text:span></text:p>
          </table:table-cell>
        </table:table-row>
        <table:table-row table:style-name="Table7.1">
          <table:table-cell table:style-name="Table7.A95" office:value-type="string">
            <text:p text:style-name="P8"><text:span text:style-name="T8">Project Description:</text:span></text:p>
          </table:table-cell>
          <table:table-cell table:style-name="Table7.B95" office:value-type="string">
            <text:p text:style-name="P23">A gem for sending notifications to Asana using god.rb tool. God.rb is an easy to configure, easy to extend monitoring framework written in Ruby. http://godrb.com/ Asana is a web and mobile application designed to help teams track their work. This OSS ruby gem allows to send notifications to asana in case God.rb raises an issue with your ruby app.</text:p>
          </table:table-cell>
        </table:table-row>
        <table:table-row table:style-name="Table7.1">
          <table:table-cell table:style-name="Table7.A96" office:value-type="string">
            <text:p text:style-name="P8"><text:span text:style-name="T8">Customer:</text:span></text:p>
          </table:table-cell>
          <table:table-cell table:style-name="Table7.B96" office:value-type="string">
            <text:p text:style-name="P23">Open Source Community</text:p>
          </table:table-cell>
        </table:table-row>
        <table:table-row table:style-name="Table7.1">
          <table:table-cell table:style-name="Table7.A97" office:value-type="string">
            <text:p text:style-name="P8"><text:span text:style-name="T8">Project Role:</text:span></text:p>
          </table:table-cell>
          <table:table-cell table:style-name="Table7.B97" office:value-type="string">
            <text:p text:style-name="P23">Ruby developer</text:p>
          </table:table-cell>
        </table:table-row>
        <table:table-row table:style-name="Table7.1">
          <table:table-cell table:style-name="Table7.A98" office:value-type="string">
            <text:p text:style-name="P8"><text:span text:style-name="T8">Responsibilities:</text:span></text:p>
          </table:table-cell>
          <table:table-cell table:style-name="Table7.B98" office:value-type="string">
            <text:list xml:id="list4412356295620" text:continue-numbering="true" text:style-name="WWNum3">
              <text:list-item>
                <text:p text:style-name="P21">Full-stack developer</text:p>
              </text:list-item>
              <text:list-item>
                <text:p text:style-name="P21">Support of the OSS</text:p>
              </text:list-item>
            </text:list>
          </table:table-cell>
        </table:table-row>
        <table:table-row table:style-name="Table7.1">
          <table:table-cell table:style-name="Table7.A99" office:value-type="string">
            <text:p text:style-name="P8"><text:span text:style-name="T8">Tools &amp; Technologies:</text:span></text:p>
          </table:table-cell>
          <table:table-cell table:style-name="Table7.B99" office:value-type="string">
            <text:p text:style-name="P23">Ruby 2.1, Mocha, Minitest</text:p>
          </table:table-cell>
        </table:table-row>
      </table:table>
      <text:p text:style-name="P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fo:background-color="#ffffff"/>
    </style:style>
    <style:style style:name="MT4"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Roman Rott<text:tab/></text:span><text:span text:style-name="MT2"><text:tab/><text:tab/><text:tab/><text:tab/><text:tab/><text:tab/><text:tab/><text:tab/><text:tab/><text:tab/></text:span><text:span text:style-name="MT2"><text:page-number text:select-page="current">19</text:page-number></text:span></text:p>
        <text:p text:style-name="MP1"/>
        <text:p text:style-name="MP1">Ruby/Ruby On Rails, JavaScript/ES6 Full-Stack developer.<text:tab/><text:tab/> <text:s text:c="9"/><text:tab/> Location: Kyiv, Ukraine</text:p>
        <text:p text:style-name="MP2">Contact phone number: +380-50-832-7234 <text:s/>Skype: <text:span text:style-name="MT3">roman.rott</text:span> <text:s text:c="5"/><text:tab/> <text:s text:c="7"/><text:tab/> <text:s text:c="9"/><text:a xlink:type="simple" xlink:href="mailto:roman@rrott.com" text:style-name="Internet_20_link" text:visited-style-name="Visited_20_Internet_20_Link"><text:span text:style-name="MT4">roman@rrott.com</text:span></text:a></text:p>
        <text:p text:style-name="MP2"><draw:rect text:anchor-type="as-char" svg:y="0in" draw:z-index="18"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9" meta:paragraph-count="265" meta:word-count="2109" meta:character-count="14877" meta:non-whitespace-character-count="12791"/>
    <meta:generator>LibreOfficeDev/5.1.0.3$Linux_X86_64 LibreOffice_project/</meta:generator>
  </office:meta>
</office:document-meta>
</file>